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Eras Demi ITC" svg:font-family="Eras Demi ITC" style:font-family-generic="swiss" style:font-pitch="variable" svg:panose-1="2 11 8 5 3 5 4 2 8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style>
    <style:style style:name="T3" style:parent-style-name="DefaultParagraphFont" style:family="text">
      <style:text-properties style:text-position="super 65.6%"/>
    </style:style>
    <style:style style:name="T4" style:parent-style-name="DefaultParagraphFont" style:family="text">
      <style:text-properties style:text-position="super 65.6%"/>
    </style:style>
    <style:style style:name="T5" style:parent-style-name="DefaultParagraphFont" style:family="text">
      <style:text-properties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T12" style:parent-style-name="DefaultParagraphFont" style:family="text">
      <style:text-properties style:text-position="super 65.6%"/>
    </style:style>
    <style:style style:name="P13" style:parent-style-name="Standard" style:family="paragraph">
      <style:paragraph-properties fo:margin-top="0.1666in"/>
    </style:style>
    <style:style style:name="T14" style:parent-style-name="DefaultParagraphFont" style:family="text">
      <style:text-properties style:text-position="super 65.6%"/>
    </style:style>
    <style:style style:name="T15" style:parent-style-name="DefaultParagraphFont" style:family="text">
      <style:text-properties style:text-position="super 65.6%"/>
    </style:style>
    <style:style style:name="P16" style:parent-style-name="Standard" style:family="paragraph">
      <style:paragraph-properties fo:margin-top="0.1666in"/>
    </style:style>
    <style:style style:name="T17" style:parent-style-name="DefaultParagraphFont" style:family="text">
      <style:text-properties fo:font-style="italic" style:font-style-asian="italic"/>
    </style:style>
    <style:style style:name="T18" style:parent-style-name="DefaultParagraphFont" style:family="text">
      <style:text-properties style:text-position="super 65.6%"/>
    </style:style>
    <style:style style:name="T19" style:parent-style-name="DefaultParagraphFont" style:family="text">
      <style:text-properties fo:font-weight="bold" style:font-weight-asian="bold" fo:font-style="italic" style:font-style-asian="italic"/>
    </style:style>
    <style:style style:name="T20" style:parent-style-name="DefaultParagraphFont" style:family="text">
      <style:text-properties fo:font-weight="bold" style:font-weight-asian="bold"/>
    </style:style>
    <style:style style:name="T21" style:parent-style-name="DefaultParagraphFont" style:family="text">
      <style:text-properties style:text-position="super 65.6%"/>
    </style:style>
    <style:style style:name="P22" style:parent-style-name="Standard" style:family="paragraph">
      <style:paragraph-properties fo:text-align="center"/>
    </style:style>
    <style:style style:name="T23" style:parent-style-name="DefaultParagraphFont" style:family="text">
      <style:text-properties style:text-position="super 65.6%"/>
    </style:style>
    <style:style style:name="P24" style:parent-style-name="Standard" style:family="paragraph">
      <style:paragraph-properties>
        <style:tab-stops>
          <style:tab-stop style:type="left" style:position="0.3333in"/>
        </style:tab-stops>
      </style:paragraph-properties>
    </style:style>
    <style:style style:name="P25" style:parent-style-name="Standard" style:family="paragraph">
      <style:paragraph-properties>
        <style:tab-stops>
          <style:tab-stop style:type="left" style:position="0.3333in"/>
        </style:tab-stops>
      </style:paragraph-properties>
    </style:style>
    <style:style style:name="P26" style:parent-style-name="Standard" style:family="paragraph">
      <style:paragraph-properties>
        <style:tab-stops>
          <style:tab-stop style:type="left" style:position="0.3333in"/>
        </style:tab-stops>
      </style:paragraph-properties>
    </style:style>
    <style:style style:name="P27" style:parent-style-name="Standard" style:family="paragraph">
      <style:paragraph-properties>
        <style:tab-stops>
          <style:tab-stop style:type="left" style:position="0.3333in"/>
        </style:tab-stops>
      </style:paragraph-properties>
    </style:style>
    <style:style style:name="P28" style:parent-style-name="Standard" style:family="paragraph">
      <style:paragraph-properties>
        <style:tab-stops>
          <style:tab-stop style:type="left" style:position="0.3333in"/>
        </style:tab-stops>
      </style:paragraph-properties>
    </style:style>
    <style:style style:name="P29" style:parent-style-name="Standard" style:family="paragraph">
      <style:paragraph-properties>
        <style:tab-stops>
          <style:tab-stop style:type="left" style:position="0.3333in"/>
        </style:tab-stops>
      </style:paragraph-properties>
    </style:style>
    <style:style style:name="P30" style:parent-style-name="Standard" style:family="paragraph">
      <style:paragraph-properties>
        <style:tab-stops>
          <style:tab-stop style:type="left" style:position="0.3333in"/>
        </style:tab-stops>
      </style:paragraph-properties>
    </style:style>
    <style:style style:name="P31" style:parent-style-name="Standard" style:family="paragraph">
      <style:paragraph-properties>
        <style:tab-stops>
          <style:tab-stop style:type="left" style:position="0.3333in"/>
        </style:tab-stops>
      </style:paragraph-properties>
    </style:style>
    <style:style style:name="P32" style:parent-style-name="Standard" style:family="paragraph">
      <style:paragraph-properties>
        <style:tab-stops>
          <style:tab-stop style:type="left" style:position="0.3333in"/>
        </style:tab-stops>
      </style:paragraph-properties>
    </style:style>
    <style:style style:name="P33" style:parent-style-name="Standard" style:family="paragraph">
      <style:paragraph-properties>
        <style:tab-stops>
          <style:tab-stop style:type="left" style:position="0.3333in"/>
        </style:tab-stops>
      </style:paragraph-properties>
    </style:style>
    <style:style style:name="P34" style:parent-style-name="Standard" style:family="paragraph">
      <style:paragraph-properties>
        <style:tab-stops>
          <style:tab-stop style:type="left" style:position="0.3333in"/>
        </style:tab-stops>
      </style:paragraph-properties>
    </style:style>
    <style:style style:name="P35" style:parent-style-name="Standard" style:family="paragraph">
      <style:paragraph-properties>
        <style:tab-stops>
          <style:tab-stop style:type="left" style:position="0.3333in"/>
        </style:tab-stops>
      </style:paragraph-properties>
    </style:style>
    <style:style style:name="P36" style:parent-style-name="Standard" style:family="paragraph">
      <style:paragraph-properties>
        <style:tab-stops>
          <style:tab-stop style:type="left" style:position="0.3333in"/>
        </style:tab-stops>
      </style:paragraph-properties>
    </style:style>
    <style:style style:name="P37" style:parent-style-name="Standard" style:family="paragraph">
      <style:paragraph-properties>
        <style:tab-stops>
          <style:tab-stop style:type="left" style:position="0.3333in"/>
        </style:tab-stops>
      </style:paragraph-properties>
    </style:style>
    <style:style style:name="P38" style:parent-style-name="Standard" style:family="paragraph">
      <style:paragraph-properties>
        <style:tab-stops>
          <style:tab-stop style:type="left" style:position="0.3333in"/>
        </style:tab-stops>
      </style:paragraph-properties>
    </style:style>
    <style:style style:name="P39" style:parent-style-name="Standard" style:family="paragraph">
      <style:paragraph-properties>
        <style:tab-stops>
          <style:tab-stop style:type="left" style:position="0.3333in"/>
        </style:tab-stops>
      </style:paragraph-properties>
    </style:style>
    <style:style style:name="P40" style:parent-style-name="Standard" style:family="paragraph">
      <style:paragraph-properties>
        <style:tab-stops>
          <style:tab-stop style:type="left" style:position="0.3333in"/>
        </style:tab-stops>
      </style:paragraph-properties>
    </style:style>
    <style:style style:name="P41" style:parent-style-name="Standard" style:family="paragraph">
      <style:paragraph-properties>
        <style:tab-stops>
          <style:tab-stop style:type="left" style:position="0.3333in"/>
        </style:tab-stops>
      </style:paragraph-properties>
    </style:style>
    <style:style style:name="P42" style:parent-style-name="Standard" style:family="paragraph">
      <style:paragraph-properties>
        <style:tab-stops>
          <style:tab-stop style:type="left" style:position="0.3333in"/>
        </style:tab-stops>
      </style:paragraph-properties>
    </style:style>
    <style:style style:name="P43" style:parent-style-name="Standard" style:family="paragraph">
      <style:paragraph-properties>
        <style:tab-stops>
          <style:tab-stop style:type="left" style:position="0.3333in"/>
        </style:tab-stops>
      </style:paragraph-properties>
    </style:style>
    <style:style style:name="P44" style:parent-style-name="Standard" style:family="paragraph">
      <style:paragraph-properties>
        <style:tab-stops>
          <style:tab-stop style:type="left" style:position="0.3333in"/>
        </style:tab-stops>
      </style:paragraph-properties>
    </style:style>
    <style:style style:name="T45" style:parent-style-name="DefaultParagraphFont" style:family="text">
      <style:text-properties style:text-position="super 65.6%"/>
    </style:style>
    <style:style style:name="P46" style:parent-style-name="Standard" style:family="paragraph">
      <style:paragraph-properties>
        <style:tab-stops>
          <style:tab-stop style:type="left" style:position="0.3333in"/>
        </style:tab-stops>
      </style:paragraph-properties>
    </style:style>
    <style:style style:name="P47" style:parent-style-name="Standard" style:family="paragraph">
      <style:paragraph-properties>
        <style:tab-stops>
          <style:tab-stop style:type="left" style:position="0.3333in"/>
        </style:tab-stops>
      </style:paragraph-properties>
    </style:style>
    <style:style style:name="P48" style:parent-style-name="Standard" style:family="paragraph">
      <style:paragraph-properties>
        <style:tab-stops>
          <style:tab-stop style:type="left" style:position="0.3333in"/>
        </style:tab-stops>
      </style:paragraph-properties>
    </style:style>
    <style:style style:name="P49" style:parent-style-name="Standard" style:family="paragraph">
      <style:paragraph-properties>
        <style:tab-stops>
          <style:tab-stop style:type="left" style:position="0.3333in"/>
        </style:tab-stops>
      </style:paragraph-properties>
    </style:style>
    <style:style style:name="P50" style:parent-style-name="Standard" style:family="paragraph">
      <style:paragraph-properties>
        <style:tab-stops>
          <style:tab-stop style:type="left" style:position="0.3333in"/>
        </style:tab-stops>
      </style:paragraph-properties>
    </style:style>
    <style:style style:name="P51" style:parent-style-name="Standard" style:family="paragraph">
      <style:paragraph-properties>
        <style:tab-stops>
          <style:tab-stop style:type="left" style:position="0.3333in"/>
        </style:tab-stops>
      </style:paragraph-properties>
    </style:style>
    <style:style style:name="P52" style:parent-style-name="Standard" style:family="paragraph">
      <style:paragraph-properties>
        <style:tab-stops>
          <style:tab-stop style:type="left" style:position="0.3333in"/>
        </style:tab-stops>
      </style:paragraph-properties>
    </style:style>
    <style:style style:name="P53" style:parent-style-name="Standard" style:family="paragraph">
      <style:paragraph-properties>
        <style:tab-stops>
          <style:tab-stop style:type="left" style:position="0.3333in"/>
        </style:tab-stops>
      </style:paragraph-properties>
    </style:style>
    <style:style style:name="P54" style:parent-style-name="Standard" style:family="paragraph">
      <style:paragraph-properties>
        <style:tab-stops>
          <style:tab-stop style:type="left" style:position="0.3333in"/>
        </style:tab-stops>
      </style:paragraph-properties>
    </style:style>
    <style:style style:name="P55" style:parent-style-name="Standard" style:family="paragraph">
      <style:paragraph-properties>
        <style:tab-stops>
          <style:tab-stop style:type="left" style:position="0.3333in"/>
        </style:tab-stops>
      </style:paragraph-properties>
    </style:style>
    <style:style style:name="P56" style:parent-style-name="Standard" style:family="paragraph">
      <style:paragraph-properties>
        <style:tab-stops>
          <style:tab-stop style:type="left" style:position="0.3333in"/>
        </style:tab-stops>
      </style:paragraph-properties>
    </style:style>
    <style:style style:name="P57" style:parent-style-name="Standard" style:family="paragraph">
      <style:paragraph-properties>
        <style:tab-stops>
          <style:tab-stop style:type="left" style:position="0.3333in"/>
        </style:tab-stops>
      </style:paragraph-properties>
    </style:style>
    <style:style style:name="P58" style:parent-style-name="Standard" style:family="paragraph">
      <style:paragraph-properties>
        <style:tab-stops>
          <style:tab-stop style:type="left" style:position="0in"/>
        </style:tab-stops>
      </style:paragraph-properties>
    </style:style>
    <style:style style:name="P59" style:parent-style-name="Standard" style:family="paragraph">
      <style:paragraph-properties>
        <style:tab-stops>
          <style:tab-stop style:type="left" style:position="0.3333in"/>
        </style:tab-stops>
      </style:paragraph-properties>
    </style:style>
    <style:style style:name="P60" style:parent-style-name="Standard" style:family="paragraph">
      <style:paragraph-properties fo:margin-left="-0.0625in">
        <style:tab-stops>
          <style:tab-stop style:type="left" style:position="0in"/>
        </style:tab-stops>
      </style:paragraph-properties>
    </style:style>
    <style:style style:name="P61" style:parent-style-name="Standard" style:family="paragraph">
      <style:paragraph-properties>
        <style:tab-stops>
          <style:tab-stop style:type="left" style:position="0.3333in"/>
        </style:tab-stops>
      </style:paragraph-properties>
    </style:style>
    <style:style style:name="P62" style:parent-style-name="Standard" style:family="paragraph">
      <style:paragraph-properties>
        <style:tab-stops>
          <style:tab-stop style:type="left" style:position="0.3333in"/>
        </style:tab-stops>
      </style:paragraph-properties>
    </style:style>
    <style:style style:name="P63" style:parent-style-name="Standard" style:family="paragraph">
      <style:paragraph-properties>
        <style:tab-stops>
          <style:tab-stop style:type="left" style:position="0.3333in"/>
        </style:tab-stops>
      </style:paragraph-properties>
    </style:style>
    <style:style style:name="P64" style:parent-style-name="Standard" style:family="paragraph">
      <style:paragraph-properties>
        <style:tab-stops>
          <style:tab-stop style:type="left" style:position="0.3333in"/>
        </style:tab-stops>
      </style:paragraph-properties>
    </style:style>
    <style:style style:name="P65" style:parent-style-name="Standard" style:family="paragraph">
      <style:paragraph-properties>
        <style:tab-stops>
          <style:tab-stop style:type="left" style:position="0.3333in"/>
        </style:tab-stops>
      </style:paragraph-properties>
    </style:style>
    <style:style style:name="P66" style:parent-style-name="Standard" style:family="paragraph">
      <style:paragraph-properties>
        <style:tab-stops>
          <style:tab-stop style:type="left" style:position="0.3333in"/>
        </style:tab-stops>
      </style:paragraph-properties>
    </style:style>
    <style:style style:name="T67" style:parent-style-name="DefaultParagraphFont" style:family="text">
      <style:text-properties style:text-position="super 65.6%"/>
    </style:style>
    <style:style style:name="T68" style:parent-style-name="DefaultParagraphFont" style:family="text">
      <style:text-properties style:text-position="super 65.6%"/>
    </style:style>
    <style:style style:name="P69" style:parent-style-name="Textbody" style:family="paragraph">
      <style:text-properties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style:text-position="super 65.6%"/>
    </style:style>
    <style:style style:name="T72" style:parent-style-name="DefaultParagraphFont" style:family="text">
      <style:text-properties style:text-position="super 65.6%"/>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style>
    <style:style style:name="P76" style:parent-style-name="Standard" style:family="paragraph">
      <style:text-properties fo:font-style="italic" style:font-style-asian="italic"/>
    </style:style>
    <style:style style:name="T77" style:parent-style-name="DefaultParagraphFont" style:family="text">
      <style:text-properties style:text-position="super 65.6%"/>
    </style:style>
    <style:style style:name="P78" style:parent-style-name="List" style:family="paragraph">
      <style:paragraph-properties fo:margin-left="-0.125in">
        <style:tab-stops/>
      </style:paragraph-properties>
    </style:style>
    <style:style style:name="P79" style:parent-style-name="Standard" style:family="paragraph">
      <style:text-properties text:display="none"/>
    </style:style>
  </office:automatic-styles>
  <office:body>
    <office:text text:use-soft-page-breaks="true">
      <text:p text:style-name="P1">started late April/early May 2009.</text:p>
      <text:p text:style-name="Textbody">David Coley <text:s text:c="3"/>Born June 3<text:span text:style-name="T3">rd</text:span><text:s/>1941</text:p>
      <text:p text:style-name="Textbody">At 101 Wood St, Grangetown, Yorkshire, England</text:p>
      <text:p text:style-name="BodyTextFirstIndent2">(My Mother’s parents home)</text:p>
      <text:p text:style-name="Textbody">To Samuel Coley and Mary (nee Lott)</text:p>
      <text:p text:style-name="Textbody">Sister: Linda born Oct 20<text:span text:style-name="T4">th</text:span><text:s/>1946 (birthplace 82 Acton St Middlesbrough) married Charles Mullett</text:p>
      <text:p text:style-name="Textbody">Middlesbrough developed as a town from around 1850 when Iron Stone was found in Eston Hills (later known as the Cleveland Hills).</text:p>
      <text:p text:style-name="Textbody">There was already an Iron making Industry using ore imported via the river Tees from Whitby.</text:p>
      <text:p text:style-name="Textbody">With a good supply of coking coal from the nearby South Durham coalfield and locally mined Iron Ore from drift mines–a strong Iron Industry and subsequent Steel making Enterprise was established. Many miners lived in the villages to the south of the mines while the Steelworkers lived in Middlesbrough and Stockton-to the North of<text:s/>the mines. Both my Maternal and Paternal Grandfathers were involved in the Steel Industry my Dad’s Dad was a Blacksmith (as was his Dad) and Grandma Coley`s Dad was a Boilersmith, both men <text:s/>who’d arrived from other parts of the country to find work.</text:p>
      <text:p text:style-name="Textbody">We have a CD which looks at the life in a small Ironstone mining village (ESTON) and the older residents describe the hardscrabble existence .One of the residents reminds me of my mum) and the man (Tommy Kerison) talking about the last shift in the drift mine is someone I worked with as a young man.</text:p>
      <text:soft-page-break/>
      <text:p text:style-name="Textbody">Private entrepreneurs established Blast Furnaces-there were 32 in operation by 1860 (Bolkow &amp; Vaughan, Dorman Long, Cargo Fleet Iron &amp; Steel.) and were the principal supplier to the City of London of cast iron water<text:s/>pipes. The Area foundries supplied rails, beams, pipes etc and making Iron was a hell’s kitchen with men “puddling” (stirring) molten iron <text:s/>(a hot and strenuous job) – which led to the expression “a puddlers thirst” which referred to the beer drinkers ( the men received free beer to replace the sweat).</text:p>
      <text:p text:style-name="Textbody">Ironmakers in Sheffield (also in Yorkshire) developed the “Bessemer Converter” (connection - Bessemer was the house name when I was at the Technical School) converting Iron to a high grade of Steel which needed a different grade of ore than the local mines could supply, which led to their eventual demise.</text:p>
      <text:p text:style-name="Textbody">I was born in 1941at my Mothers parents home in Grangetown (though we had a home in Essex St in Middlesbrough) in the middle of WW2 with rationing in place for everything <text:s/>clothes, food, candies , gasoline (not than anyone we knew had a car) which didn‘t end until 1952, my Dad was in the Royal Navy in WW 2 serving in Minesweepers mainly based in Lowestoft, later in the Mediterranean (Trieste) and my mum was a<text:s/>“stay at home” mum, but had been in service (a housemaid to some wealthy folks in Redcar and worked behind the counter at Woolworths) during my Dad’s military service we moved to a rented house (which was subsequently purchased) 82 Acton St, next door to my Paternal Grandparents.</text:p>
      <text:p text:style-name="Textbody">There were bomb shelters in the street for many years after the conclusion of the war, more on the shelters later, the house was lit by gas I can remember my mum changing the delicate gas mantles which only lasted a<text:s/><text:soft-page-break/>few weeks in the winter. I was maybe 8 or 10 years old when Electricity was installed.</text:p>
      <text:p text:style-name="Textbody">Living in a street house, in a row of houses was to be part of a community, people stayed in the house (usually rented) from marriage to death (50yrs) and individuals took on roles in<text:s/>the community – if you needed someone to death watch or lay-out a deceased loved one or help at a birth or a myriad of other needs there was help in the street.</text:p>
      <text:p text:style-name="Textbody">There was one fire (for warmth) in the living room which used coal, the coal was stored in the<text:s/>“coal house” outside in the yard and since washing was hung out to dry in the alley at the back of the house traditionally on Mondays no coal could be delivered that day in jute sacks (about 10 to a ton) by the “coalman” from a cart pulled by a horse. The<text:s/>fire had to be lit each morning, using newspaper, wood sticks (which were purchased in small bundles from the corner shop – or scrounged for at work or in the park).</text:p>
      <text:p text:style-name="Textbody">Other visits by traders using horse and carts were the milkman, the “calla herring” man, the rag and bone man, various delivery men (Pybus, the Tea Company .etc)</text:p>
      <text:p text:style-name="Textbody">Dad returned from WW2 as did his brother Bob, no worse for wear and both went to work for Dorman Long one of the private Steel makers, subsequently nationalised to create British Steel, they cycled to work at first and progressed to NSU Quickly`s and on to Francis Barnett‘s Motor Cycles and finally to buses and trains. We never did have a car in the family I`m not sure anybody had a driving license. Dad had green eyes (cats eyes he called them) nobody in the family then or since has had green eyes. the genes just passed by, Bob left for WW2 as a slender young man and returned as a<text:s/><text:soft-page-break/>Michelin Man with a liking for beer and singing in pubs and clubs (he had a lovely tenor voice) he married<text:s/>late in life to a “cockney” (Emma) who was “OK to practice on” according to Bob’s sister and his mother never forgave him,</text:p>
      <text:p text:style-name="Textbody">We had running cold water (no hot) an outside “WC” <text:s/>and a tin Bath hanging on a nail in the yard which was brought inside on Friday night filled from a large pan and the whole family, one after the other had the weekly bath, (if you were last the water was not the cleanest).</text:p>
      <text:p text:style-name="Textbody">Dad had a sister – Peg (Margaret) and two brothers – Bob and Frank. I think Peg had been divorced (It was<text:span text:style-name="T5"><text:s/></text:span>never talked about, but there was a picture of AMOS and Peg which was quickly passed over in the family photograph album<text:span text:style-name="T6"><text:s/></text:span>and had remarried to Tom Weston and had two sons, Clive and Roy who now both live in Australia. Frank died a bachelor and Bob married late in<text:s/>life to Emma.</text:p>
      <text:p text:style-name="Textbody">Grandad Sam Coley Snr was a Blacksmith (as was his father, not a horse shoeing Blacksmith but an Industrial Blacksmith) and was born in nearby Darlington, he suffered a stroke not long after he retired and I remember him sitting in a chair and not doing much, he had been an imposing figure, a Victorian Grandad who ruled the roost. Granma Christiana (nee Weatherhead) was a real character and was the person in the community who would be called on for help with a death watch or other services.</text:p>
      <text:p text:style-name="Standard">Mum was nee Lott and was the youngest of six – 3 Boys: Stephen (Steve), John Henry (Harry) and James William (Bill) and 3 Girls: Annie (Nan), Louisa (Lou) and Mary, the family home was at 101, Wood St, Grangetown a stones throw from the Blast Furnaces and<text:s/>Coke Ovens (when<text:s/><text:soft-page-break/>they “tapped“the Blast furnace the sky lit up and night turned into day). My recollection is the sulpher smell polished into the fabric of the house, my Maternal <text:s text:c="2"/>Grandfather (John Henry) born in Port Clarence in 1878 (son of Stephen Lott<text:s/>born near Dover in1853) was a crane driver in the steelworks and started work at 14 worked until 65 and celebrated his Golden wedding in 1950 to Grandmother Hannah Mary (Lee) born in 1873 at Rawcliffe (near Goole) and her relations farmed at Graiselound:<text:s/>20miles south of Goole (she was 90 when she died)</text:p>
      <text:p text:style-name="Standard"/>
      <text:p text:style-name="Standard">There is in existence correspondence on the genealogy of the Lott family which reaches back to an ancestor (unconfirmed) who was a one of the representatives of Sandwich (a cinque port) at a council of the<text:s/>Cinque Ports held at Romney in 1554! (Some years before the Spanish Armada set sail)</text:p>
      <text:p text:style-name="Standard"/>
      <text:p text:style-name="Standard">My Mum and Paternal Grandma observed a sort of truce never crossing the threshold of each others homes for 20 years, they weren‘t unfriendly, just not wanting to tread<text:s/>on each others toes.</text:p>
      <text:p text:style-name="Standard"/>
      <text:p text:style-name="Standard"><text:s/>My job on Saturday mornings was to go “messages” for my Grandma to”Chadwick’s” bakery, “Jimmy Herbert’s” for what vegetables were not supplied by Mr. Hugill<text:s/><text:span text:style-name="T7">(he</text:span><text:s/><text:span text:style-name="T8">had a thriving business in home grown vegetables from his allotment</text:span>), and the CO‘OPERATIVE SOCIETY (a local store that paid out dividends once a year depending on how much you spent during the year). I even remember her divi (dend) number 135 on 13.</text:p>
      <text:p text:style-name="Standard"/>
      <text:p text:style-name="Standard">I remember my next door Grandma getting a Television, Uncle Bob (who was single) bought it (must have been<text:s/><text:soft-page-break/>around 1951, one of the first in the town – a certificate to that effect came with it) it was 12” screen Black &amp; White and only the British Broadcasting Corporation channel was available from 5PM (Children’s Hour) until 10PM and the first program I remember watching (with all the kids from the street sat in rows in front of the set) was Puck of Pooks Hill with Wee Georgie Wood, the “Test Card“ and the ”Potters Wheel” were the only other screens to watch (<text:span text:style-name="T9">there was only one chan</text:span><text:span text:style-name="T10">nel</text:span>).</text:p>
      <text:p text:style-name="Standard"/>
      <text:p text:style-name="Standard"><text:s/>Victoria Rd Infants and Junior School - a couple of streets away - took care of my education from 5yrs to 11 yrs. The Junior School headmaster was a Charlie Chaplin fan and weekly put on a silent film which you were expected to attend.</text:p>
      <text:p text:style-name="Standard"/>
      <text:p text:style-name="Standard">I was brought up in the Methodist Church (Woodlands Rd, Methodist ) following my Mum’s and Mum‘s Family tradition, they’d all been staunch members of the Grangetown chapel, my Dad’s family had no Church affiliations and I think they only attended Weddings, Christenings and Funerals.</text:p>
      <text:p text:style-name="Standard">I attended the Sunday service in the morning and Sunday school in the afternoon, there was a Youth Club on a Friday night and the Annual event was the “Anniversary” when a platform was erected in the church and rehearsals for vocal solos,<text:s/>poems and choir features started months before for the big day. This was a traditional time for new clothes and shoes and all the kids were clean and polished as they marched on the platform.</text:p>
      <text:p text:style-name="Standard"/>
      <text:p text:style-name="Standard">The church organized a Cub pack and a Boy Scout Troop I was a<text:s/>member of the Cubs and then the Scouts, we used to go to the annual scout camp at a farm in<text:s/><text:soft-page-break/>Castleton, a site which I thought at the time was miles from home it wasn‘t, it was a few miles from<text:span text:style-name="T11"><text:s/></text:span>Guisborough on the Moor Rd to Whitby) and it was there I got my<text:s/>firefighters badge (to great hilarity) I was asked to put a Dixie of water on the fire and a misunderstanding caused the water to be poured on the fire! it was a wet morning and it had taken a long time to get the fire going. <text:s/>At the same camp I sawed the<text:s/>limb from a tree, unfortunately I was over the river and the branch and I ended in the water.</text:p>
      <text:p text:style-name="Standard"/>
      <text:p text:style-name="Standard">Games we played in the street (each had a definite season) Monna Kitty, Marbles, Checkers, Paper Chases, 52 the bunk, Hopscotch and we built, attacked and defended Snow Forts in the winter months.</text:p>
      <text:p text:style-name="Standard"/>
      <text:p text:style-name="Standard"><text:s/>The bomb shelters from WW2 (parents used to take refuge in the shelter at the sound of the air raid warning) were in the street for a long time after the war, (as were the wrecked houses from the bombs), prior to demolition and were used, among other things, as a place to store the “bommi rubbish” for the annual Guy Fawkes bonfire in the street (the heat from the fire was known to blister paint on the houses close by).</text:p>
      <text:p text:style-name="Standard"/>
      <text:p text:style-name="Standard">[Guy Fawkes is a part of the History of England on November 5<text:span text:style-name="T12">th</text:span><text:s/>in 1605 he and others attempted to blow up the Houses of Parliament , he was caught, tortured <text:s/>and put to death and the plot has been celebrated ever since with bonfires in the street and fireworks]</text:p>
      <text:p text:style-name="Standard"/>
      <text:p text:style-name="Standard">At 11 years old, the feared 11+ examination split the kids into 3 groups (1) High School (those destined for college or management etc) (2) Technical School <text:s/>(skilled tradesmen, drawing offices, etc) or (3) The rest.</text:p>
      <text:p text:style-name="Standard"/>
      <text:p text:style-name="Standard">I moved on to Middlesbrough Technical School (#2 on the list) – and was a member of the Bessemer House – the school had 4 Houses - Bessemer House (Steel Converter - house colors Blue), Faraday House (Electrical - house colors Red), Stephenson House (Transport - The Rocket first steam engine - house colors Green) and Cook House (Captain Cook was the world discoverer and local boy made good - house colors White)</text:p>
      <text:p text:style-name="Standard"/>
      <text:p text:style-name="Standard">I played football (Soccer) for the School team (I never was athletic and my selection was a mystery to me) and cricket (which all good Yorkshire boys should play).</text:p>
      <text:p text:style-name="P13">We wore a<text:s/>school uniform black jacket, grey shorts, white shirt, school tie and a cap, the same cap stayed with you from 1<text:span text:style-name="T14">st<text:s/></text:span>year to 5<text:span text:style-name="T15">th</text:span><text:s/>year,(you were 16 years old by then) independent of fit (the cap was an essential item and was carried in the jacket pocket, not<text:s/>worn, not having it with you could result in “house point” loss which were counted up at the term’s end and you didn‘t want to be the cause of a loss of house points)</text:p>
      <text:p text:style-name="Standard"/>
      <text:p text:style-name="Standard"><text:s/>I went camping with the school, must have been in my senior year and I don‘t remember<text:s/>where we went, but all I do remember the two teachers who went along, Eddie Harrison(EH) the Art teacher and Roland Bagley(RB) the English teacher, I suppose it was my first contact,(not in a schoolroom setting) with University educated people, EH would read a line or two of Shakespeare and RB would name the play and often the place in the play, boy was I impressed !</text:p>
      <text:p text:style-name="Standard">In looking back, I‘m amazed that RB could try to teach verbs and nouns to the urchins of that class. I think we were more impressed with the fact that classmate Arthur<text:s/><text:soft-page-break/>Little was “capped” for England schoolboys at soccer a number of times and played at Wembley, than any ones ability to conjugate a verb.</text:p>
      <text:p text:style-name="Standard"/>
      <text:p text:style-name="Standard">At home I became a “paper boy” for the local newsagent (Phil Bowley) and delivered typically, to close by houses <text:s/>75 papers morning and evenings 6 days a week plus Sunday morning for 10 shillings a week (about 75 cents)</text:p>
      <text:p text:style-name="Standard"/>
      <text:p text:style-name="Standard">[Hail, Rain, Sleet or Snow cheerfully on my round I go]</text:p>
      <text:p text:style-name="Standard"><text:s/></text:p>
      <text:p text:style-name="Standard">The weeks before Christmas I knocked on the door handed over a card basically asking for a Christmas present and collected a gift from each of the houses I delivered to (say 100 houses at a shilling each) five pounds – a fortune at that time.</text:p>
      <text:p text:style-name="P16">Saturday was special, Middlesbrough Football (Soccer) Club (“The Boro”) were either at “Home” or “Away” <text:s/>and a crowd of 30 or so men would gather outside the newsagents to wait for the delivery of the Sports Gazette which contained the reportage of the game. Remember most people had no TV, and the radio (Sports Report) didn‘t usually give a verbal summary, so the “Sports” was the only news on away games, until the Sunday Papers,</text:p>
      <text:p text:style-name="Standard">Cliff Mitchell (the Sports Reporter) never saw a bad game the Boro could lose 3:0 and still a good effort was reported.</text:p>
      <text:p text:style-name="Standard"/>
      <text:p text:style-name="Standard">I visited the Worlds Fair in Brussels Belgium in 1958. site of the Atomium, and in the Russian Pavilion was a life size model of the Sputnik (<text:span text:style-name="T17">launched into space orbit Oct 1957 and began the space race</text:span>) we stayed at an hotel on the beach at Middlekirk, as I remember the trip was organized by the Woodlands Rd Chapel’s youth club and<text:s/><text:soft-page-break/>it was my first trip abroad (first passport), the currency controls were in place and you could only take 12 Pounds Sterling (around $18:00) out of the country.</text:p>
      <text:p text:style-name="Standard"/>
      <text:p text:style-name="Standard">I earned some pocket money playing a tea chest base in<text:s/>a skiffle group (The Condors) The line up was Kenny Whitaker lead guitar, Brian Dixon guitar, Brian Roe drums and me on tea chest base, we mostly played in Working Men’s Clubs in the Middlesbrough area on Saturday or Sunday nights and occasionally in competitions in local dancehalls, we were once second to the Shadows, who became Cliff Richard’s backing group.</text:p>
      <text:p text:style-name="Standard"/>
      <text:p text:style-name="Standard"><text:s/>About this time I joined the Middlesbrough Junior Orchestra and was loaned a double base which I kept for a while (hoping they’d forget who had it<text:s/>– no such luck a Policeman came to tell me they wanted it back).</text:p>
      <text:p text:style-name="Standard"/>
      <text:p text:style-name="Standard">I wanted to be musical and bought an alto saxophone and a guitar and began to practice daily, no luck! I had no musical talent (apart from the tea chest base)</text:p>
      <text:p text:style-name="Standard"/>
      <text:p text:style-name="Standard">As an aside -:</text:p>
      <text:p text:style-name="Standard"/>
      <text:p text:style-name="Standard"><text:s/>I‘m am sure<text:s/>that my father never “mentored” me, and home was not a nurturing place, <text:s/>my Mum was an Angel, but suffered (I think) due to the next door pressures and the dominance of Dad and came into her own as a widow, but in many ways I made my own way in life, and I<text:s/>think that was typical for children of working class parents, most of whom never received much guidance and had little vision of what was possible, unlike the USA <text:s/>where most children set out believing anything is<text:s/><text:soft-page-break/>possible (son of poor Mexican immigrant farmers was a crew member of the recent Shuttle flight.)</text:p>
      <text:p text:style-name="Standard"/>
      <text:p text:style-name="Standard"><text:s/>The more I read, it becomes clear that parents of the achievers, had influence in the children’s progress and encouraged advancement (I never knew about college until I was employed) and the School<text:s/>system was set up to provide workers for local industry, I don‘t recall anybody going to college and I don’t recall the possibility was ever mentioned at School.</text:p>
      <text:p text:style-name="Standard"/>
      <text:p text:style-name="Standard"><text:s/>We did have the newspaper (which I delivered) both morning (Daily Mirror) and afternoon (The<text:s/>Evening Gazette) the morning paper reported National/Political and Sports news for the working class and the evening paper <text:s/>Local news/Local Sports / ”Hatched. Matched and Dispatched (my Granma Coley‘s favorite section) the rest of the World didn‘t exist<text:s/>unless it was a former British Territory.</text:p>
      <text:p text:style-name="Standard"><text:s/></text:p>
      <text:p text:style-name="Standard">I think my Dad’s pinnacle of success in his working life was as Chief Petty Officer in the Royal Navy in WW2 and then all he knew was work at Dorman Long Steelworks and the Westgarths Social Club and knowledge of<text:s/>the quality of Ales. His friends at the “club” sat in the same seat every night and “woe betide” anyone who took a spoken for seat, as old age claimed the members the regulars got down to one <text:s/>and lot’s of empty seats.</text:p>
      <text:p text:style-name="Standard"/>
      <text:p text:style-name="Standard">In later life I observed the drive<text:s/>necessary to be imparted to most children for them to succeed, Jacqui and I shook free of our backgrounds and pointed the way to succeed to the children.</text:p>
      <text:p text:style-name="Standard"/>
      <text:soft-page-break/>
      <text:p text:style-name="Standard">I left School at 16 yrs and joined Imperial Chemical Industries (ICI Wilton) on a 5 year apprenticeship to become an Instrument Artificer (a thinking mans trade), the first year was spent in a training school to learn the basic machine and benchtop skills and good habits of working a full day, 5 days a week. Work started at 7:30 AM which was a 30min bus ride which left the Bus station in Middlesbrough at 6:55 AM which was a 20 minute walk from Home, the alarm was set for 6:00 AM.</text:p>
      <text:p text:style-name="Standard"/>
      <text:p text:style-name="Standard">The Training School was in wooden buildings in Dormanstown and we moved to a brand new purpose built brick training school on<text:s/>the Wilton site in the middle of that year.</text:p>
      <text:p text:style-name="Standard">After the Training School we were rotated through the Chemical Plants spending time on Bain Works, Olefins, Nylon, the construction of the #5 Boiler (My Mums brother Steve was a welding inspector on that job)</text:p>
      <text:p text:style-name="Standard">On<text:s/><text:s/>the construction site, I was apprenticed to Bill Clough (brother of Brian Clough, England and Middlesbrough <text:s/>footballer and successful team Manager) and was the place I met the man who’d completed the last shift in the Eston Ironstone Mines,(we have a CD<text:s/>telling the story of that historical moment) and the Instrument Service Station (ISS) <text:s/>part of the time spent in the ISS was with a Watchmaker (Tommy Evans) who maintained all the timepieces on the site, and had an unlimited supply of “government “jobs which created a weekly source of pocket money and he regularly <text:s/>regaled me with stories of repairing a Widows Grandfather clock, and at 21yrs I completed my apprenticeship and as a skilled tradesman began employment on the Nylon Unit.</text:p>
      <text:p text:style-name="Standard"/>
      <text:p text:style-name="Standard">I played Rugby for Redcar (a town on the coast), I was introduced to the Redcar club by Charles Stuart who was<text:s/><text:soft-page-break/>the person I traveled to work with and stayed in contact with for 50 years, apart from a break in my 30‘s when we met in a car line waiting to board the ferry to France.</text:p>
      <text:p text:style-name="Standard">I never made the first team fifteen, only managed the seconds, we played mostly in Yorkshire and in the Scottish Border Area, it was a mixture of sport, raucous singing and drinking beer and a visit on Sunday mornings to the local hospital, I settled into playing Prop forward and eventually graduated to the “Hooker” in the forwards (last to leave the scrum and last to arrive) <text:s/></text:p>
      <text:p text:style-name="Standard"/>
      <text:p text:style-name="Standard">Jacqui became an important part of my life at this time and has been ever since and everything that followed was a joint decision.</text:p>
      <text:p text:style-name="Standard"/>
      <text:p text:style-name="Standard">During the 5 yrs Apprenticeship, ICI funded one day and one evening each week at Constantine College in an Education in line with the apprenticeship.</text:p>
      <text:p text:style-name="Standard"/>
      <text:p text:style-name="Standard">When the 5yrs was finished I had done well at work and college and was offered a position as an Experimental Officer in Instrument Development, a staff job 9AM – 5pm basically helping newly Graduated Engineers with the practical application of instrumentation to a wide variety of Chemical Plants (my second close up experience with University Graduates).</text:p>
      <text:p text:style-name="Standard"/>
      <text:p text:style-name="Standard">A hierarchy was established between the “Lab” and the offices and the Lab personnel consisted of Eric Darbyshire (a retired RAF Flight Lieutenant) and Len English (an electronics whiz), me , Charles Stuart, Harry <text:s/>Henderson and Mike Fletcher (the Lab assistant) while the offices were occupied by Victor Brown (the Chief) an elegantly dressed Victorian era gentleman with a gold cigarette holder (a dinosaur really) and David Bishop,<text:s/><text:soft-page-break/>who didn‘t approve of the peasants and rarely visited the lab, Bob Brailey, Roland Coates and Ben Young completed the line up. I learned a lot in that year mainly not to hide my light under a bushel and was eventually moved across the River Tees to the North Tees site of ICI/Phillips Petroleum to help commission a crude oil unit and<text:s/>an Ethylene liquefaction Plant working for an unconventional Engineer by name Arthur Cowan (who would turn up again in Madrid).</text:p>
      <text:p text:style-name="Standard">The route to work involved crossing the river Tees by the Transporter, one of only two left in the Britain, (the other in Warrington) it was a section of road holding ten cars suspended from cables which slowly crossed the mile wide river, the journey took ten minutes and it could not go in very strong winds. There were only two river crossings in Middlesbrough – the Transporter and the Newport Bridge, which was a lift bridge and had to be raised and lowered to allow river traffic and was very disruptive to road traffic. (There was a third in Stockton which was the navigation limitation the River Tees for larger ships.) <text:s/>On the Transporter there was a walkway about 100ft above the deck in which the bogies(the suspension wires were attached <text:s/>to them ) traveled backwards and forwards over the river, was a favorite kids “I dare you” spot, I never could gather up the courage to accept the challenge.</text:p>
      <text:p text:style-name="Standard"/>
      <text:p text:style-name="Standard">A week’s visit to London, sightseeing and Theatre visits meant we saw “My Fair Lady and “Stop the World” I have vague recollections of a hotel in Bayswater with rooms at the top of the stairs.</text:p>
      <text:p text:style-name="Standard"/>
      <text:p text:style-name="Standard">Jacqui and I usually spent Saturday night at the local Dance, (Quickstep. Foxtrot ,Waltz , an occasional Jive, etc) at that time we had a choice of the Assembly Rooms<text:s/><text:soft-page-break/>or the “Phil’s” (St Philomena’s ) or later the newly opened <text:s/>Astoria Ballroom (with a mirror ball) in Middlesbrough or the Pier Ballroom<text:s/>or the Coatham Hotel in Redcar ,the “nibby nabs” went to the Spa Ballroom at Saltburn. (Each dancehall had an orchestra; the Astoria had the best with professional singers). Sunday nights was usually the Modern Jazz Club at the Red Lion Hotel or the Coatham Hotel’s Traditional jazz night. The last bus home from the Coatham was the Drunks bus with too much Newcastle Brown Ale (Idiots Broth) added to the ability to sing.</text:p>
      <text:p text:style-name="Standard"/>
      <text:p text:style-name="Standard">Saturday and Sunday are accounted for, we met up with friends in the back room of the Park Hotel (Church we called it) for drinks most nights and Night school, Movies and staying in at Jacqui‘s home filled in the rest of the week.</text:p>
      <text:p text:style-name="Standard"><text:s/></text:p>
      <text:p text:style-name="Standard">We went on Holiday to Scotland (Jack,[Jacqui‘s dad] Jacqui, Russell [Jacqui’s brother] and me) in a recently acquired Austin Cambridge, an old army tent (AGGIE) plus a small one person tent, for Jacqui which leaked and caused her to retreat into AGGIE, we avoided the fate of other campers at a campground under Ben Nevis by taking to the high ground in a rain soaked few days. The Loch Ness monster never did appear though we looked for it from a campsite on the Loch.</text:p>
      <text:p text:style-name="Standard">At this time President John Kennedy was assassinated in Dallas Texas, and the shock and sadness reverberated around the World- this was 11/22/1963 not long into his presidency after he challenged the USA to have a man walk on the moon before the decade closed (1970) – it was achieved with months to go in July 1969.</text:p>
      <text:p text:style-name="Standard"/>
      <text:soft-page-break/>
      <text:p text:style-name="Standard">I was teaching at night at Constantine College which gave me a little extra money and an<text:s/>exposure to another world</text:p>
      <text:p text:style-name="Standard"/>
      <text:p text:style-name="Standard">We watched the launch of APOLLO 11 and man’s first steps on the lunar surface with real excitement, and I remembered being stunned into silence one Friday evening years ago with the news of the assassination.</text:p>
      <text:p text:style-name="Standard"/>
      <text:p text:style-name="Standard">I married Jacqueline Kay (nee Pearce) daughter of John Henry (Jack) Pearce and Rachel (nee Walker) on June 20<text:span text:style-name="T18">th</text:span><text:s/>1964 at Woodlands Rd Methodist Chapel – which I had attended throughout my childhood. We’d been together for years, having met in Albert Park we were both doing the “Paseo” on the main path when a thunderbolt hit me and really has never left, we were childhood sweethearts and have 50 years together.</text:p>
      <text:p text:style-name="Standard">The Minister who married us was Peter Reasbeck who refereed some of my Rugby Games on Saturday and needed to be deaf<text:s/>to the language in the scrums.</text:p>
      <text:p text:style-name="Standard"/>
      <text:p text:style-name="Standard">We honeymooned in Scarborough, a popular seaside resort on the North Yorkshire Coast, we traveled by train <text:s/>from Middlesbrough in our “going away” clothes, the place we stayed was a boarding house (Bed and Breakfast) and the<text:s/>lady manager, realizing we were a honeymoon couple discreetly moved the “gusunter”.</text:p>
      <text:p text:style-name="Standard"/>
      <text:p text:style-name="Standard"><text:s/>Jacqui is a strong believer in “what goes around, comes around” which can be fatalistic, but maintains things in balance and prevents me from lows. <text:s text:c="3"/></text:p>
      <text:p text:style-name="Standard"/>
      <text:p text:style-name="Standard">We bought our first home at 1 Byelands Street Middlesbrough, we paid around 1250 pounds sterling ($1900) for the house, we borrowed $350 from Uncle<text:s/><text:soft-page-break/>Frank to pay for carpets, a washing machine, a carpet vacuum sweeper, the row house had an outside Loo was no place <text:s/>to spend time to read the papers in the winter, the top of the door to the loo was cut with a zig-zag pattern so you could see the stars on a winters night, but the house was within walking distance of both our parents and Albert Park where later I used to push the baby in the pram, Jacqui worked at Thewlis Chemists on Newport Rd – a bus ride from our home - and I continued at ICI.</text:p>
      <text:p text:style-name="Standard">I was offered, accepted and then backed out of, for</text:p>
      <text:p text:style-name="Standard">financial reasons, a full time teaching position at Longlands College of further<text:s/>Education.</text:p>
      <text:p text:style-name="Standard"/>
      <text:p text:style-name="Standard">It was at this time I completed the “Lyke Wake Walk” allegedly an ancient 40 mile hike across the North Yorkshire Moors from Osmotherly inland to Ravenscar on the coast, Charles Stuart, Bob Brailey, Doug Scott, and Professor *******?( A lecturer at Constantine college and an experienced hiker) set off one Friday night <text:s/>stopping at the Lion Inn at Blakey Ridge for breakfast on Saturday morning (we were met by friends who brought hot tea and sandwiches) Doug Scott had dropped by the wayside in the<text:s/>night (and now we were four) .The pain wasn‘t to bad at this point, with a little over a third complete, we continued over some of the most lonely moorland and the Professor persuaded to visit a pub in Beck Hole which only added a ”couple of miles”. We crossed the Moor Rd to Whitby and stopped at a café (the Flask Inn) for a welcome break and cup of tea, the problem was moving again and I excited the café on hands and knees and was raised by others to the walking position and continued to Ravenscar. We made it home Saturday night having completed the Wake walk in 24hours (which was the requirement the, 40miles or<text:s/><text:soft-page-break/>so in 24 hours), however Sunday was spent with badly blistered feet and aching bones.</text:p>
      <text:p text:style-name="Standard"/>
      <text:p text:style-name="Standard">Jacqui‘s Dad, who was an avid soccer fan of the Boro,</text:p>
      <text:p text:style-name="Standard"><text:span text:style-name="T19"><text:s/></text:span>(Saturday was a special day when the Boro were at home, with high tea (with tinned salmon) at Jacqui‘s parents house ,which was close to the Football ground and a verbal replay of at least 3 versions of the same <text:s/>game) had a motorbike and sidecar, when we started going out and we explored the North Yorkshire Highways and Byways on Sundays and he eventually graduated to a Austin Cambridge car via a Morris Minor and his final fling on a Velocette Venom solo motor cycle, and then the Mini Cooper.</text:p>
      <text:p text:style-name="Standard"/>
      <text:p text:style-name="Standard">The exploration<text:s/>of North Yorkshire included the Moors and the ‘<text:span text:style-name="T20">B</text:span>reakwater’, which was the mouth of the River Tees, <text:s/>the Industry which was Teesside was set out along both sides of the river. Nuclear Power Station, Chemical Plants, Shipbuilding, Steel Works and tug boats nuzzling the big ships to the Docks, The area was lonely beaches and sand dunes and on some winter days <text:s/>the North Sea crashing over the sea wall, whipped by a bone chilling Nor-Easter winds.</text:p>
      <text:p text:style-name="Standard"/>
      <text:p text:style-name="Standard">We went on vacation to Spain for the first time in 1965 to Tossa<text:s/>de Mar and began a lifetime of association with Spain, the plane landed in France – at Perpignon - and a coach completed the journey to the Costa Brava – Bullfights and Champagne cocktails and the warm Spanish sun are my distant memories</text:p>
      <text:p text:style-name="Standard"/>
      <text:p text:style-name="Standard">Laura was born prematurely November 20<text:span text:style-name="T21">th</text:span><text:s/>1965 (after a difficult pregnancy) in the Maternity Home close to my old home, I went to stay with Mum and Dad and went to<text:s/><text:soft-page-break/>the Park Hotel (known as CHURCH) every night after visiting, Jacqui came home, Laura stayed in the hospital<text:s/>until she regained her birth weight for at least a month – and there we were a young married couple at home in Byelands St with a tiny baby and no experience and 3 hourly bottle feeding. Winter coming on (there occasionally was ice on inside of the bedroom<text:s/>windows, remember we only had a coal fire in the living room which required cleaning out each morning. setting and relighting)</text:p>
      <text:p text:style-name="P22"/>
      <text:p text:style-name="Standard">We bought our first car – a Standard Vanguard – a magnificent old world car from Jack Cresswell for 35 Pounds sterling (about<text:s/>$50), I was working at North Tees site by then and I stripped a tooth in the gearbox, Jacqui‘s Dad hunted high and low <text:s/>for a gearbox in the scrap yards around Teesside <text:s/>and he eventually tracked one down in Darlington and we fitted it in the snow covered<text:s/>Byelands street, <text:s/>the following summer we (the family three) holidayed at Wallis‘s Holiday Camp at Filey, near Scarbororough, there were 10 adults and 12 kids and a great time was had by all.</text:p>
      <text:p text:style-name="Standard"/>
      <text:p text:style-name="Standard">There was entertainment nightly in a central “arena” and a<text:s/>“chalet patrol” listened for the children and announcements as to the number of the chalet where crying was heard, were made to great cheering in the Arena.</text:p>
      <text:p text:style-name="Standard"/>
      <text:p text:style-name="Standard">Two fatal accidents at the North Tees site (both credited to human error) killed 8 people and emphasized the potential danger of heat and crude oil, people ran from the flames toward the river Tees abandoning tools and clothes along the way.</text:p>
      <text:p text:style-name="Standard"/>
      <text:soft-page-break/>
      <text:p text:style-name="Standard"><text:s/>I didn‘t take a lot of encouragement to find other employment and was recruited by Taylor Instrument Companies<text:s/>to be a salesman in the North East of England and received a new car, an improved salary <text:s/>– I was given all the “B’ and “C” rated customers from Hull in the south to the Scottish Border in the North and West to the Lake District – I stayed in Hotels and eat in restaurants (a new experience), after learning the ropes, I graduated to the A (major) accounts in the area.</text:p>
      <text:p text:style-name="Standard"/>
      <text:p text:style-name="Standard">By which time we had moved to 90 Chestnut Drive in Marton in Cleveland, Middlesbrough, close to Captain Cook’s birthplace. a semi detached house with a garden, indoor toilet and a garage. The other part of the semi was occupied by Peter and Sue Finnegan, we’ve seen them twice in Forty Years once in Hong Kong in 1990 and once in California at Christmas 2010.</text:p>
      <text:p text:style-name="Standard">We holidayed with Jacqui‘s parents on the Norfolk Broads, a waterways holiday with a self contained motor driven cruiser (POINSETTIA) after cruising all day you could tie up at a local hostelry for food ,drinks and entertainment.</text:p>
      <text:p text:style-name="Standard"/>
      <text:p text:style-name="Standard">I briefly joined the Overseas Sales Department, I made one trip to Prague in Czechoslovakia, it was the week that the Russians chose to invade and end the “Dubcek Rule” (a softer version of communism) and I was advised early in the morning by a customer, to check out of the Hotel, get to the Airport, get through Passport control and board the plane home, the only problem was the plane had to wait for the “Queens Messenger” to bring important documents from the British Embassy in case trouble broke out. (The day was supposed to be a special day with a jet aircraft on<text:s/>the route for the first time,<text:s/><text:soft-page-break/>rather than a propeller driven aircraft and I managed to sit in the co-pilots seat over Germany.)</text:p>
      <text:p text:style-name="Standard"/>
      <text:p text:style-name="Standard">Scott was born April 13<text:span text:style-name="T23">th</text:span><text:s/>1969. Jacqueline had been in hospital for a week (high blood pressure) and was sent home to her Parents home from the Maternity Hospital to await the signs, it was Friday and I was teaching at Constantine College and Jacqui was returned to hospital and Jack was sent to find me – no luck, the following morning at visiting time, I learned we had a son.</text:p>
      <text:p text:style-name="Standard"><text:s text:c="2"/></text:p>
      <text:p text:style-name="Standard">We were a complete family now Husband, Wife Daughter and Son, a car, a home with mortgage and plans to make it in the world.</text:p>
      <text:p text:style-name="Standard"/>
      <text:p text:style-name="Standard">We went to another Holiday Camp in 1970 in North Wales (Prestatyn), same crowd of friends but this time we were four in family, same set up, entertainment nightly with the Chalet Patrol <text:s/>keeping an eye (or ear) on the kids, I recall we won a prize for the Best Kid, but it</text:p>
      <text:p text:style-name="Standard">was cold and raining (not unusual in the UK) dampening the Holiday spirit</text:p>
      <text:p text:style-name="Standard"/>
      <text:p text:style-name="Standard">The short spell in the Overseas Department was replaced by appointment as District Manager based in the Midlands (the office was on the Coventry Rd in the East of Birmingham) and we bought a house in Solihull (11 Eastfield Drive, Solihull, Warwickshire).</text:p>
      <text:p text:style-name="Standard"/>
      <text:p text:style-name="Standard">We left our friends in Chestnut Drive, we’ve kept in touch with some of them for 40 Years and we retain fond memories.</text:p>
      <text:p text:style-name="Standard"/>
      <text:p text:style-name="Standard">The housing development where we lived in Solihull, had a canal close by and what was an Industrial legacy<text:s/><text:soft-page-break/>of early transportation had become a pleasant holiday on the waterways with locks, towpaths, canal side pubs, passing silently through cities by the back door.</text:p>
      <text:p text:style-name="Standard"/>
      <text:p text:style-name="Standard">We were intrigued and took our first holiday on the canals on a 40ft converted narrow boat (half the length of its ancestral forerunner) and after a days practice we became competent at locks and tying up for the night.</text:p>
      <text:p text:style-name="P24"><text:tab/></text:p>
      <text:p text:style-name="P25">The time spent in Solihull was good for us all, it was a nice house, we made friends, I played football in the Sunday Pub League which was filled with old warhorses trying to extend their youth just one more season, the development was a bit of a transit camp with newcomers (like us) moving into jobs in the area, striving to make it in a career, from different towns across the country which made for a cosmopolitan neighborhood.</text:p>
      <text:p text:style-name="P26"/>
      <text:p text:style-name="P27">My<text:s/>responsibilities at Taylor increased to include the Bristol Office (South Wales and the South West England) and the Fosse Way (an old Roman Rd) became a familiar drive to and from Bristol</text:p>
      <text:p text:style-name="P28"/>
      <text:p text:style-name="P29">The International Area of Taylor was on the horizon again and we moved to newly built house in St Neots, Cambs, (No 4 Fydell Court), all our neighbors were new and much alcohol was consumed by the “fence committee” and friendships concreted, not necessarily with the wives, and I was now Stevenage based responsible for the<text:s/>Near East, North Africa, the Iberian Peninsula and Eastern Europe.</text:p>
      <text:p text:style-name="P30">We had a company car and we bought a Austin A40 from Dave Gilden for about $40 for Jacqui (the kids called it “Chuck-a-boom”) which was followed by a purple Mini and then a black Mini Cooper</text:p>
      <text:p text:style-name="P31"/>
      <text:p text:style-name="P32"><text:s/>During this period I became World traveler and visited Cairo (the pyramids at Giza), Istanbul, Ankara, Izmir, Madrid, Lisbon, Oporto, Athens, Algiers, Belgrade, Zagreb, Tel Aviv, Haifa, Nazareth (I remember walking in the places of the Bible and not<text:s/>quite believing it was happening) as well as most European cities, juggling passports was always in the background, as Israel and the Arab countries, then as now, were not friendly.</text:p>
      <text:p text:style-name="P33"/>
      <text:p text:style-name="P34">Sightseeing was not my prime mover and getting the job done was uppermost in my mind; Nazareth, Haifa, Tel Aviv, Athens. Istanbul, Algiers, Cairo and the European cities are just a faint recollection now and regret that I never came to know them well.</text:p>
      <text:p text:style-name="P35"/>
      <text:p text:style-name="P36">I always enjoyed the settling into a Boeing 747 Jumbo jet, Business class,<text:s/>Mimosa in hand, before a long flight, the anticipation of places unknown (or familiar) with experiences to come and people to meet . I know I was not an explorer, but in many instances I was the first person from Taylor in the country, at that time foreigners were a not often seen, and I recall having my luggage inspected item by item observed by an interested crowd awaiting a flight to Ankara from Istanbul and I can well remember coming back from Egypt on a Pakistan Airlines jet I was greeted by “Dr Livingston I presume” by the only other white man on the plane and on arrival in Heathrow we were parked in a remote area and subjected to a health check. A Smallpox outbreak had been reported in Pakistan and arriving planes were being checked.</text:p>
      <text:p text:style-name="P37"/>
      <text:p text:style-name="P38">The export business to Spain was growing and it was decided to open a subsidiary (a branch of the French<text:s/><text:soft-page-break/>Company –tax advantages) the Surcusal en Espana. The “Dicta Dura” of Generalissimo Franco’s earlier regime had been replaced by the “Dicta Blanda” (a milder regime) and Spain was joining Europe and setting out on a program of Industrialization.</text:p>
      <text:p text:style-name="P39"/>
      <text:p text:style-name="P40">We arrived in Madrid in1971 with suitcases and $30,000 and found an office in Calle Santiago Bernabeu (close to Real Madrid stadium,) the players who made Real Madrid FC a household name and had retired, used to breakfast in the bar we used and Di Stefano and Ferenc Puskas,( a Hungarian star) were regulars , I found a furnished apartment in Calle Arturo Soria and the children were enrolled in a English School in Sagrado Corazon<text:s/>(it was a private school and the children of “expats” and mixed marriages were the pupils) .</text:p>
      <text:p text:style-name="P41">We became a part of the “expat” community with a continuous round of Dinner Parties, Balls, Travel and restaurants, there was no English TV and charades was the popular entertainment.</text:p>
      <text:p text:style-name="P42">I must mention “Miss Chuck”- When we arrived in Madrid we had no Spanish and no-one to ask how? who? what? where? <text:s/>the Embassy suggested we ask “Miss Chuck” <text:s/>to help, she was an eccentric old English Spinster who’d lived in Madrid since the early 1900‘s , she referred to her flat as a “mouse hole” and really was a Miss Marple type, was paid by the hour as was a real help in those early days.</text:p>
      <text:p text:style-name="P43"/>
      <text:p text:style-name="P44">The Christmas festivities were special, as it was our first time experiencing other cultures celebrations with the Santa Lucia of Scandinavia and the Camels of Spain (the children left straw in shoes for the Camels on the 12<text:span text:style-name="T45">th</text:span><text:s/>night) as well as the familiar British Santa Claus.</text:p>
      <text:p text:style-name="P46"/>
      <text:soft-page-break/>
      <text:p text:style-name="P47">I recruited a local Staff (Maria Dolores, Maria Carmen, Maria Pilar, Vicente, Ruperto Perez Amigo, Louis Perez Amigo and Juan Gomez Aragon). Vicente was a “buttones” whose main job was to stand in line at the various Ministereos for stamps on customs documents to allow the imports (and pay the fees).</text:p>
      <text:p text:style-name="P48">Marie Dolores was the “Mama San” was trilingual and was largely responsible for the smooth running of the office. The office initially ran with an subcontracted accounts service and as we grew we added Alberto Gigli Cave (a Chilean, who with his family, had chosen to move to Spain<text:s/>from Santiago in Chile to find shelter from Political oppression).</text:p>
      <text:p text:style-name="P49"/>
      <text:p text:style-name="P50">We started life in Madrid in a furnished apartment after a couple of years we found an unfurnished apartment across the street, bought furniture at “El Corte Inglis” (some of which is still in the family) and continued life in the fast lane. Tapa bars, Restaurants, Bar.B.COA, (on the way to Barajas, Madrid Airport, a popular lunchtime meeting place). The Apartment had a “Portero” who had a small office at the entrance and he and his wife kept the place tidy and monitored the coming and goings and reported to the “Guardia Civil”, (we assumed) he closed up the front door at 10PM and then the “Serrano” patrolled the outside and would respond to a handclap and would open the door if he recognized you or accompany strangers to your door.</text:p>
      <text:p text:style-name="P51"/>
      <text:p text:style-name="P52">There was a bar on the street level below the apartment and my Dad discovered it, during a visit of Mum and Dad to Madrid and the possibility of alcohol from morning to night was right up his street, I introduced him to the “Red Lion” a “British Style” bar in the red light district, a short bus ride away. There was a kiosk selling English<text:s/><text:soft-page-break/>newspapers nearby and he had used the need of newspaper as a reason of a trip alone at night (I was working, and remember he had been in the navy) and he came back home having met some “lovely Phoenician (Filipina) girls” in the Red Lion. my Mum was not amused.</text:p>
      <text:p text:style-name="P53"/>
      <text:p text:style-name="P54">A pool club was a feature of the Apartments and since</text:p>
      <text:p text:style-name="P55">we worked “horas intensivo” in the summer until 2PM, every afternoon was spent swimming and taking the sun.</text:p>
      <text:p text:style-name="P56">We took every opportunity to “see Spain” and MOJACAR in Almeria Province became a favorite destination, it suffered a lack of drinking water (the water truck arrived weekly to fill up the storage) and was<text:s/>therefore relatively undeveloped, unspoiled, empty beaches, restaurants on the beach, a paradise! <text:s/>Some people who were neighbors in Madrid worked for Laing Playas who had built, on speculation, a holiday complex (La Bruja Vieja) complete with Pool and Bar<text:s/>which they eventually sold (or gifted) to Employees and of course we made good use of it</text:p>
      <text:p text:style-name="P57"/>
      <text:p text:style-name="P58">We took the car on the ferry from Valencia to Ibiza- it was an overnight boat ride-we had a sleeping berth for four and we rented a flat on the beach at Santa<text:s/>Eulalia and having the car we were able to explore the island and find among other places completely undeveloped beaches and TOOTSIE‘S bar.</text:p>
      <text:p text:style-name="P59"/>
      <text:p text:style-name="P60">Candido‘s in Segovia (a beautiful city) was a popular place to take tourists (The place for suckling pig which can<text:s/>be cut into bite size pieces with a plate and Baked Alaska to follow) we took Jacqui‘s parents on one of their visits and unfortunately the live piglets prior to butchering, were kept in a room below the entrance and<text:s/><text:soft-page-break/>they could be seen and heard through a<text:s/>grating. Not the way to start a succulent meal!!!!</text:p>
      <text:p text:style-name="P61"/>
      <text:p text:style-name="P62">I had a lot to learn about running a successful business but fortunately Spain’s industrialization brought <text:s/>companies looking to invest, from England (ICI and Arthur Cowan again) and the USA who were familiar with Taylor Instruments and the local manufacturing base for Instruments was tiny, although Fischer &amp; Porter <text:s/>(An American company with limited manufacturing) did give us some sleepless nights. The Commercial Attaché at the British Embassy kept us in<text:s/>touch with potential buyers, and we were made welcome at the Banks of JP Morgan and the Banco de Londres in Madrid who were always a source of what could be done in Spanish currency restrictions.</text:p>
      <text:p text:style-name="P63"/>
      <text:p text:style-name="P64">Of course we lost money in the first year but we were financially healthy in the second year, the financial restrictions in the Marketplace made life a little tricky at times, with money appearing in “Bolsas de Goma” (rubber checks) to finance the business. I visited New York State (Rochester, home of Taylor) with<text:s/>a customer’s representative to confirm all was well with the delivery of a large order; this was my first visit to the USA <text:s text:c="2"/></text:p>
      <text:p text:style-name="P65"/>
      <text:p text:style-name="P66">At this time Taylor Instruments merged with Ritter Pfaudler, a maker of Dental equipment and glass lined vessels(another Rochester based Company) as a move to prevent a hostile takeover, and we became a Division of the now named SYBRON corporation and Ritter Pfaudler (another <text:s/>Division) in Spain would loan us money when we needed it.</text:p>
      <text:p text:style-name="Standard"/>
      <text:soft-page-break/>
      <text:p text:style-name="Standard">Politics were changing in Spain and Admiral Blanco (Franco’s second in command) was blown up along with 2 bodyguards (the car they were traveling in, was blown up and traveled the over buildings into the next street) on the day we were flying home for Christmas Holidays on December 20<text:span text:style-name="T67">th</text:span><text:s/>1973.</text:p>
      <text:p text:style-name="Standard"/>
      <text:p text:style-name="Standard">Generalissimo Franco died (of natural causes) on Laura’s birthday <text:s/>November 20<text:span text:style-name="T68">th<text:s/></text:span><text:s/>the following year and King Carlos and Queen Sofia were restored as constitutional monarchs.</text:p>
      <text:p text:style-name="Standard"/>
      <text:p text:style-name="Standard">It was a peaceful transition as far as we knew, and the following year we returned to England and to take up Fydell Court again and a new job as Sales Manager for the UK business. It was an unholy trio, I ran Sales, Alan Imrie was Marketing and Mike Green ran the Panel shop we all reported to Ron Wescott.</text:p>
      <text:p text:style-name="Standard"/>
      <text:p text:style-name="Standard">At this point we added SPARKY to the<text:s/>family, and he later became a jetsetting West Highland white terrier, but for the moment chased squirrels in the garden at Fydell Court.</text:p>
      <text:p text:style-name="Standard"><text:s/>Our next door neighbors (Alan &amp; Jean Jones) had a tour of duty in Iran (at the time of the Shah) for IBM, had visited us in Spain, and returned to England more or less at the same time as we did but moved on to High Wycombe later, they were planning a Caravan holiday in France and would we take over the Caravan <text:s/>which was on a campsite at a Chateau close to the Normandy<text:s/>Beaches of WW2 and Bayeux (the home of the Tapestry of the 1066 Battle of Hastings), and bring the Caravan home on the ferry.</text:p>
      <text:p text:style-name="Standard"/>
      <text:soft-page-break/>
      <text:p text:style-name="Standard"><text:s/>Later we had Canal boat holiday together on a narrow boat with a week of rain (not untypical in England). <text:s text:c="2"/></text:p>
      <text:p text:style-name="Standard"/>
      <text:p text:style-name="Standard">I was settling back in England and I struggled with a diminishing economy in the United Kingdom as Sales Manager.</text:p>
      <text:p text:style-name="Standard"><text:s/></text:p>
      <text:p text:style-name="Standard">At this point I was approached to join Beckman (the Process Division) as General Manager of the UK business based in Hitchin, Hertfordshire reporting to the<text:s/>European Manager (Ladislaus Peyreni) who was based in Mijdrecht Holland.</text:p>
      <text:p text:style-name="Standard"/>
      <text:p text:style-name="Standard">Peter Simons (who was the Division’s CFO, California based) came to be a mentor and influential colleague, looking back it was Peter who talked up my case to Roy Brown and the USA<text:s/>management which eventually led to our move to California</text:p>
      <text:p text:style-name="Standard"><text:s/></text:p>
      <text:p text:style-name="Standard">The business in Hitchin was occupying two separate locations (not too far apart) but made management a little challenging. After a year it was decided to look for a facility which could combine the two locations and give room to grow another product line. Peterboro was selected (approx 50 miles to the North), we lived midway, some key employees moved and a new team assembled and the Business continued more or less uninterrupted.</text:p>
      <text:p text:style-name="Standard"/>
      <text:p text:style-name="Standard">Henk Balsters (the<text:s/>technical guru) and I visited Beckman in California, where I had my first visit to the “Golden Trough“(the executive dining room where you were “invited” to report to the executive on the prospects for the next 12 months of the Business you ran!) traveled<text:s/>to New York (went to the top of the ill fated World Trade<text:s/><text:soft-page-break/>Towers) and the plant in Cedar Grove (New Jersey), in what became the beginning of regular trips to the USA</text:p>
      <text:p text:style-name="Standard">We were in the business of applying Analytical Instruments to measurements in Industry, the car companies were major customers, with the need to meet emission standards in Europe and export to the USA.</text:p>
      <text:p text:style-name="Standard">De Lorian was one of our successes, and we did get paid (not many did) but the ill fated British Leyland was a major client.</text:p>
      <text:p text:style-name="Standard"/>
      <text:p text:style-name="Standard">Sailing was the next thing, I went along to a weekend sailing class at Grafham Water (a large reservoir close to St Neots) the lessons were on Enterprise dinghies and the basics were learned and I bought a GP 15 (a slightly smaller dinghy than the Enterprise) the one we bought had a good pedigree and had done well in the Nationals (in different hands of course) Laura crewed and we raced most Sundays (in the Summer) at Gravely Sailing Club and spent a good deal of time in the water having capsized, my excuse was the weight of the crew when we “came about” which wasn`t true it was the helm’s lack of skill.</text:p>
      <text:p text:style-name="Standard"/>
      <text:p text:style-name="Standard">I began regular visits to California at this time and obviously impressed USA management and became responsible for the European Operations (U.K, France, Germany, Holland,<text:s/>The Dealer Territories which included India and the Middle East and the Soviet Bloc) this eventually led to a position California based as Export Sales Manager reporting to Roy Brown (V.P Operations) and I added Australia, Japan, South America and the Far<text:s/>East to the portfolio.</text:p>
      <text:p text:style-name="Standard"/>
      <text:p text:style-name="Standard"/>
      <text:soft-page-break/>
      <text:h text:style-name="Heading1" text:outline-level="1">AS AN ASIDE</text:h>
      <text:p text:style-name="Textbody">I managed a visit to New Delhi and traveled by air and car to Bombay via Jaipur and Jodphur visiting various customers along the way, (at one large company two women were cutting the grass of a large lawn area with nail scissors,) an invitation to the home of an Indian American educated engineer was an eye opener with no chairs to sit on and the obviously subservient wife made chips from scratch. I stayed in a luxurious hotel in Bombay and observed an Indian Wedding in<text:s/>all it‘s gaudy splendor.</text:p>
      <text:p text:style-name="Textbody">I visited Moscow (the “WORKERS PARADISE”) while it was the Soviet Union and the sworn enemy of the Capitalists of the USA, the airport scrutiny was just like a bad movie and a level of fear and foreboding was established, but the people we met with were friendly as we held a conference on measuring emissions from Automobiles (the audience was from the Ministry of Automobiles who were responsible in the planned economy of the production of Automobiles) they were building FIATS under<text:s/>a license from Italy.</text:p>
      <text:p text:style-name="Textbody">There were very few cars on the roads in Moscow then apart from large black Volga‘s which were the province of the Government, and windscreen wipers were a black market item. (People removed them before leaving the car unattended and<text:s/>refitted them after) I visited The Kremlin, Red Square, St Basil’s church; the GUM store (stood in line for an Ice-cream) attended a performance of the Ballet in a box at the Bolshoi Theatre and traveled on the Subway (built as bomb shelters) deep underground <text:s/>with beautiful marble stations and very prompt and efficient.</text:p>
      <text:p text:style-name="Textbody">The Ministry of Tourism! chose the hotel where you were allowed to stay (THE ROSSIA) and each floor had a<text:s/><text:soft-page-break/>“Babushka” who checked you in and out, breakfast was an experience and usually consisted of a “NIET”(no) to any request, followed by (all that was available) one fried egg and a beer, although Moscow’s restaurants (for ranking Party members) were not bad. with Champagne from Georgia and Caviar from the Caspian Sea.</text:p>
      <text:p text:style-name="Textbody">Hans-Eberhardt Vogler,<text:s/>out of the Munich Office looked after the Eastern European Sales Territory, he divorced his German wife of many years and married by proxy (she in Moscow, he in Munich) a most beautiful Russian girl who later went shopping with Jacqui in California.</text:p>
      <text:p text:style-name="Textbody">1982<text:s/><text:s/>We were on the move again, this time across the Atlantic to Sunny California, I would report to the President and have the responsibility of Worldwide Sales (except the USA) Australia, South America, Japan and Hong Kong came on the radar as well as Europe<text:s/>and South America and widened my view of the world and resulted in interesting life.</text:p>
      <text:p text:style-name="P69">We bought 5 bedroom house (2007 Santa Anita in Placentia. Orange County, California).</text:p>
      <text:p text:style-name="Textbody">This was a life changing move for everybody, Laura was advised to spend a year in High School to acclimate to the new life although she was well ahead academically, she joined the athletic team and was a member of the Division winning Cross Country team (interestingly Joshua followed the precedent set by his Mum) and subsequently graduated from Cal State Fullerton with a degree in Urban Geography, and set out on what is an increasingly successful career. Scott went to the local Junior High and moved on to Eldorado High and participated in the water polo program.</text:p>
      <text:soft-page-break/>
      <text:p text:style-name="Textbody">Jacqui, as we have come to<text:s/>expect, settled in and picked up in California where she had left off in England and became a force in the Placentia Meals on Wheels.</text:p>
      <text:p text:style-name="Textbody">Sparky spent a couple of weeks in a Boarding Kennel in England while we got situated in our new home and he arrived at LAX<text:s/>via British Airways Cargo, as soon as he heard our voices nobody could doubt he was our dog.</text:p>
      <text:p text:style-name="Textbody">I thought I knew what to expect, but the brief exposure I’d had on visits hadn’t sensitized me to the reality of American business life, it didn‘t really matter,<text:s/>change was in the air and Beckman was acquired by Smith Kline, who were awash with Tagamet cash and looking to spend.</text:p>
      <text:p text:style-name="Textbody">(TAGAMET CASH) <text:s text:c="2"/>Tagamet was a blockbuster drug with sales over a $1Billion annually, it was a Beta Blocker which relieved the pain of duodenal ulcers which were thought to be caused by stress and life style and generally led to having a large portion of your stomach surgically removed. An Australian Doctor posited that the cause was H Pylori (a bacteria in the gut) which was eliminated with<text:s/>an inexpensive Antibiotic and was ignored for at least 10 years, Big business, a 4 Billion business (gastroenterologists, endoscopy, surgeons and drugs) delayed the introduction of a cheap solution for years.</text:p>
      <text:p text:style-name="Textbody">Roy Brown retired and we reported to a variety<text:s/>of people and were then sold to Emerson Electric of St Louis, this was a culture shock, as Beckman prided itself on applied technology whereas Emerson overriding drive was pure and simple bottom line.</text:p>
      <text:p text:style-name="Textbody">Joe Addonizio (a former Beckman employee) was recruited to manage the entity and subsequently we were assigned to the Rosemount Management structure<text:s/><text:soft-page-break/>(out of Minneapolis St Paul) Carl Frova became the President and the only good things were, I did get a trip to South Africa, Cape Town (I walked on the wicket where England had played a test match)The reason for the trip was to look for a representative in South Africa (the acquisition of the Industrial Division by Emerson Electric meant a parting of the way with Beckman S.A.) – the Safari trip with South African<text:s/>Railways, had an itinerary <text:s/>as follows:- Saturday morning - depart Johannesburg travel to Kruger Park- night in a roundel (a circular thatched roof hut) Dinner (Hippo burgers) and then a look at the night sky – the Southern Cross was visible – the next day an early start to see the sun come up <text:s/>over the Park and then on to see the animals – all the animals you would expect to see – Zebras – Giraffes - <text:s/>Wildebeests – Lions –even an Elephant we surprised coming round a corner – it had it‘s ears out which we<text:s/>countered with the doors open of the minivan (the minivan passengers were – two couples – me in the passenger seat <text:s/>and the Driver/Guide who was a mine of information throughout the trip and suggested that the history of South Africa was closely woven into<text:s/>the novel by James A Michener, and later a disastrous Sales conference in Indonesia arranged by the Rosemount people from Singapore - <text:s/>We flew to Jakarta which had a beautiful, recently completed Airport in an Indonesian style - <text:s/>we transferred to an ancient Indonesian Airlines jet which flew us to Surabaya – an airport terminal of tin sheds and sheep and goats! we should have guessed what was coming – the Hotel, with a sleeping Volcano over the valley, might have been livable in the dry season , but this<text:s/>was the wet season (including the rooms and the bedding) – the food was poor or non existent and the Owner (The Dragon Lady) was not a amenable “mine host” and the place was untenable and<text:s/><text:soft-page-break/>at least one person came down with Hepatitis and we all moved to Singapore to a newly opened Holiday Inn (Heaven) and then on to Australia as a guest of the <text:s/>Rosemount Subsidiary.</text:p>
      <text:p text:style-name="Textbody">On another visit to Australia I stayed at a Hotel in Sydney, and in a park close to the hotel, was Captain Cook’s tiny cottage removed from<text:s/>Marton in Cleveland his birthplace, and not far from our former home in Marton, and given to the people of Australia by Britain,</text:p>
      <text:p text:style-name="Textbody">Under the new reporting relationship, I moved to Marketing working for Joe Addonizio and the export activity moved to the overseas arm of Rosemount</text:p>
      <text:p text:style-name="Textbody">This tenuous relationship lasted for a while until a downsizing was necessary and I was let go.</text:p>
      <text:p text:style-name="Textbody">I earlier mentioned Sputnik and the beginning of the space race and as of the time of writing this (May 2009) only 12 people have walked on the moon, and through Beckman inviting Pete Conrad and Gene Cernan, both Astronaut Moon walkers, to be guest speakers at Sales conferences, I was able to meet and talk with both.</text:p>
      <text:p text:style-name="Textbody">By this time added another West Highland White Terrier <text:s/>Bonny, a female, she was advertised in the “Penny Saver” Laura, who was working part time at a boarding kennel in Yorba Linda, persuaded us she would be company for, and rejuvenate Sparky, we absolutely fell in love with her and she really established a presence of her own.</text:p>
      <text:p text:style-name="Textbody">Laura and Dale had planned a wedding at this time, and a place was chosen in Santiago Canyon and on one of the few rainy days in California, (it was a wild day) with visitors from everywhere, including Jacqui‘s Mum and Dad, the ceremony took place, and Laura became an Eisenberg and left home to start married life.</text:p>
      <text:soft-page-break/>
      <text:p text:style-name="Textbody">I eventually found my way back to Beckman, this time to the Diagnostics Division with a posting to Hong Kong, with responsibility for legal entities in Hong Kong, Taiwan and Singapore and sales and marketing in China, <text:s/>South Korea, Philippines, Indonesia, Thailand, Burma and Vietnam.</text:p>
      <text:p text:style-name="Textbody">With English as the common language in Hong Kong and the Post Office with a large Photograph of the Queen looking down on the faithful subjects and the bus service (which we used all the time) was operated by Double Decker buses we were home again!</text:p>
      <text:p text:style-name="Textbody">The dogs had to be quarantined in Government kennels (remember it was a part of Britain at the time) and we met Jay and Aruna Perumal, who were to become good friends, who also had two dogs in quarantine, fortunately the rules changed, quarantine was no longer necessary,( It may have made sense at one time on the Hong Kong Island but with a tunnel connecting the Island to mainland China) for animals coming from a rabies free country and our trips round the island upstairs on the number12 bus for visiting was not needed and SPARKY and BONNY moved into the apartment.</text:p>
      <text:p text:style-name="Textbody">We rented an Apartment in the “Midlevels” of Hong Kong Island (Robinson Rd) ,(the Midlevels as you might imagine<text:s/>were midway between the “Peak” and sea level and the “Peak” was for the rich folks (Taipans) in the days before air conditioning,) the apartment we rented had been a “House Beautiful” feature in a local magazine, what we didn‘t know was it was scheduled to<text:s/>be demolished (and a twenty storey Hi Rise built in its place) and they began to knock it down around us, the police were called and a deal was struck with the owners to pay moving costs and we moved again in Robinson<text:s/><text:soft-page-break/>Rd, as it happens closer to Jay and Aruna, Jay was employed in a senior capacity by the Hong Kong and Shanghai Bank (HSBC) and the organization sounded just like a page from a Victorian novel with all the single men billeted in the company owned house, laughingly called the “WENDY HOUSE “ (The Chairman’s wife was called Wendy)</text:p>
      <text:p text:style-name="Textbody">Hong Kong was constantly being knocked down and rebuilt and we hadn‘t been long in the new rental when the Pile Drivers started next door! The piles were driven into the bedrock and apart from the loud ringing sounds the building was shaken too.</text:p>
      <text:p text:style-name="Textbody">Pile Driving was operated on a schedule dictated by the Government and limited the length of time 8am – 10am and 4pm – 6pm and the hours work could proceed, and it operated to the second, the Chinese Contractors didn‘t waste any<text:s/>time.</text:p>
      <text:p text:style-name="Textbody">Having settled into Hong Kong with its strange mixture of the Orient and Britain and humidity, heat, Typhoons, cockroaches and the Chinese custom of eating anything who’s back faced the sun I began to travel in the area.</text:p>
      <text:p text:style-name="Textbody">Singapore and Hong Kong had a<text:s/>good Health Care systems based on the British model with Taiwan and Korea not far behind, China on the other hand was primitive with the population in the big cities had some access to skilled healthcare with “Barefoot Doctors” who had 6 weeks training and a first aid kit with Aspirin serving the vast majority of the people in the country side. <text:s/></text:p>
      <text:p text:style-name="Textbody">Swimming in the warm South China Seas among what, to us were tropical fish on our frequent “Junk” days visiting the local Islands with lunch at some delicious sea<text:s/>food restaurants was only one of the pleasures along<text:s/><text:soft-page-break/>with antique shopping on the Hollywood Road, It was common practice for companies to have available for their employees a “JUNK” at weekends and the higher you rose in the organization the more ’’JUNK’<text:s/>time you were allowed, we at Beckman didn‘t operate such a scheme, we hired on an as needed basis,(it was a great Sales tool) but HSBC did, and through Jay we had access.</text:p>
      <text:p text:style-name="Textbody">I arranged to meet Jacqui in Beijing and sightseeing included the Great Wall, Summer<text:s/>Palace and the Forbidden City before flying to Shanghai for more sightseeing, walking along the Bund and seeing the region of Shanghai which in days gone by was the International enclave.</text:p>
      <text:p text:style-name="Textbody">We both traveled to Singapore for a wedding, the girl worked for us<text:s/>in Beijing, we had a small office in the International Hotel which acted as a liaison point to the customers in China and gave us a foretaste of running a business in China</text:p>
      <text:p text:style-name="Textbody">Laura and Dale, Jacqui‘s Mum and Dad, Jean and Alan Jones, Dawn and Ian Tickle, Peter<text:s/><text:span text:style-name="T70">(who was on assignment with ICI in Taiwan</text:span>) and Susan Finnegan and Scott were visitors and of course we showed them the Colony, again we made friends with other expats: Roger and Sylvia Kolt, Bernard and Linda Pujol, Jay and Aruna Perumal.</text:p>
      <text:p text:style-name="Textbody">Hong Kong Seven’s (a riotous weekend of Booze and Rugby) was a premier annual event with the world’s best players showing off their skills</text:p>
      <text:p text:style-name="Textbody">Cockroaches were new to us, but part of Hong Kong living, the South China Morning Post ran annually a “largest cockroach” competition and some very large specimens competed and the winner was generally red and huge. The Go Down restaurant in Central moved to<text:s/><text:soft-page-break/>a new location and reportedly took their cockroaches with them to maintain the atmosphere.</text:p>
      <text:p text:style-name="Textbody">The first apartment (in Robinson<text:s/>Rd ) was on the 2cnd floor of a 4 storey old building and when the people in the upstairs apartment had their place treated for infestation (cockroaches) they fell from our ceilings, dead of course.</text:p>
      <text:p text:style-name="Textbody">The garbage collection from the Apartment blocks was centralised which meant garbage was brought to various common sites and the dogs (we had two) would go berserk at the rats <text:s/>that congregated there, rats were a fairly common site in the drains, you could see while waiting for a bus downtown.</text:p>
      <text:p text:style-name="Standard">Unfortunately SPARKY‘S health started on a downward spiral and we had to put him to sleep, we thought BONNY would miss him, on the contrary she came into <text:s text:c="2"/>her own and from being subservient to the old man she strutted her stuff.</text:p>
      <text:p text:style-name="Standard"/>
      <text:p text:style-name="Standard">We had holidays on the beach at a beautiful<text:s/>hotel on the beach in Penang (we even went parasailing) the 2cnd, or was it 3<text:span text:style-name="T71">rd</text:span>? visit was with Roger and Sylvia and then to Phuket in Thailand with Scott ,who was not having an easy time in California and was spending time in Hong Kong.</text:p>
      <text:p text:style-name="Standard"/>
      <text:p text:style-name="Standard">We had regional<text:s/>Sales meetings in some beautiful places (we were grouped with Australia and Japan) the best was probably just north of Cairns- close to the Great Barrier Reef -we even had a white water rafting trip down some wild rapids.</text:p>
      <text:p text:style-name="Standard"/>
      <text:p text:style-name="Standard">The years flew by and the time to<text:s/>move on again involved a move to Tokyo. Beckman was now part of<text:s/><text:soft-page-break/>Smith Kline and we occupied two floors of their building close to the Royal Palace. I became the advisor/</text:p>
      <text:p text:style-name="Standard">Interpreter to the President of the Diagnostic Division of Beckman, the idea was that<text:s/>I was to be the pipeline through which information would flow in both directions from California to Japan, English was understood, but haltingly, and I would have time in my favor.</text:p>
      <text:p text:style-name="Standard"/>
      <text:p text:style-name="Standard">We found apartment to rent in Nishi Azabu (which we didn‘t know until later was the high rent district) on the second floor in a four storey building which looked down on a traditional wooden Japanese house set in a garden, not for long! The wrecking crew arrived and the house went and construction began on a six storey apartment, shades of Hong Kong!</text:p>
      <text:p text:style-name="Standard"/>
      <text:p text:style-name="Standard"><text:s/>The apartment came with a parking space which was a rare luxury, in order to buy a car you had to have a parking spot and often a collapsible bicycle in the trunk of the car to cycle to and from home to the space you had rented,<text:s/>the streets were narrow (from the time in Tokyo when tiny houses were cheek by jowl and there were no cars)</text:p>
      <text:p text:style-name="Standard"/>
      <text:p text:style-name="Standard">The streets had no name and numbers and the postman had to know from experience and the directions on the mail where delivery should be, I‘m sure<text:s/>we were known to the neighbors (and the Police) as the Gaijins living in Nishi Azabu.</text:p>
      <text:p text:style-name="Standard"/>
      <text:p text:style-name="Standard">The owner of the apartment lived above us, was a member of a “glee club’ and on his return from the night out, he regularly appeared worse for wear, complete with a bottle of whisky, to talk late into the night, with<text:s/><text:soft-page-break/>very limited English, about life in Tokyo during WW2, much to his very refined wife’s embarrassment. He talked of Tokyo being “firebombed” and rescuing the grand piano he had in the apartment upstairs.</text:p>
      <text:p text:style-name="Standard"/>
      <text:p text:style-name="Standard">The “Yamanote Line” <text:s/>defined Tokyo for us “Gaijin”, it was a railway line which circled the city and within the circle all the signs were in Japanese and English so you could find your way about. You were blind as well as deaf outside the circle and Japanese is<text:s/>not an easy language to speak or read.</text:p>
      <text:p text:style-name="Standard"/>
      <text:p text:style-name="Standard">Jacqui signed up for classes every weekday in a two year program at the O’Hara School of Ikebana which led to a teaching certificate and Ikebana became an all consuming interest which continues to this day. Flower arranging is the soul of Japanese culture, with the arrangements conforming to precise rules which reach back many years. All Japanese ladies (and many men) spend years to learn the skills and subtlety of organized flower arrangements.</text:p>
      <text:p text:style-name="Standard"/>
      <text:p text:style-name="Standard">We had a car which got little use, the Metro, the Trains the Buses and Taxis were so efficient and clean, the car wasn‘t needed. Living in a Capital City has many advantages, including Opera, great Orchestras and visiting Show business personalities (The Manhattan Transfer),<text:s/>great restaurants, there were a lot of people in Tokyo, but we were used to Hong Kong and at least they were polite, rush hour on the Metro/Trains was to be seen, with white gloved employees politely pushing people into the carriages.</text:p>
      <text:p text:style-name="Standard">The Shinkansen (Bullet Train) was a great way of seeing Japan, Cherry Blossoms, Temples, Kyoto and many other places. Weekends usually included Movies in Shibuya,<text:s/><text:soft-page-break/>discovering Tokyo, Flea Markets in Temple grounds, Kamakura and the large Departments Stores which had marvelous food departments in the basement.</text:p>
      <text:p text:style-name="Standard"/>
      <text:p text:style-name="Standard"><text:s/>Cherry Blossom time “hanami” is a time when all Japan looks good and people picnic under the trees, the ground covered in pink flowers and the trees heavy with blossoms. The flowering time moves with the calendar, and we<text:s/>were fortunate to see Tokyo in bloom and a week later in Kyoto.</text:p>
      <text:p text:style-name="Standard"/>
      <text:p text:style-name="Standard">We joined a week long tour arranged and partly funded by the Japan Tourist ministry for foreigners living in Japan (most of the foreigners <text:s/>were Embassy people who knew a good deal when they<text:s/>saw it) to the Okayama area (a place not familiar with tourists) we were feted everywhere we went and usually appeared on local TV, part of the package was a night with a Japanese family at their home- a young couple who graciously asked if we would take<text:s/>the Tatami room and the Futon and were delighted when we politely said yes, it meant (to their great relief) they could use the western style bed. We really didn‘t know much about Japanese home life and the bath before bed, and the style of breakfast was a<text:s/>new experience.</text:p>
      <text:p text:style-name="Standard"/>
      <text:p text:style-name="Standard"><text:s/>The week involved a flight there, a Shinkansen (bullet train) trip back to Tokyo, a night at a Riokan (a traditional Inn) with hot springs and the communal cleansing bath ritual, all the men slept in one room, all the ladies in another,<text:s/><text:s/>as well as Western style Hotels. We joined a parade (I helped to carry the shrine) with drums, dragons and a portable shrine with frequent stops for alcoholic refreshments; the Japanese are a fun loving people contrary to widely held beliefs.</text:p>
      <text:p text:style-name="Standard"/>
      <text:p text:style-name="Standard">I attended<text:s/>a couple of domestic sales meetings at a beautiful hotel alongside Lake Biwa (north west of Tokyo) and since the staff had to limit the conversations the rest of the year to English, it only seemed appropriate that it should be a Japanese, only 3 Days including the catered food</text:p>
      <text:p text:style-name="Standard"/>
      <text:p text:style-name="Standard">Living in the Far East with the Head Office in California had advantages, the Air routes usually allowed a stopover in Hawaii, and Waikiki Beach became a favorite rest stop.</text:p>
      <text:p text:style-name="Standard"/>
      <text:p text:style-name="Standard">Sylvia and Roger Kolt, who were by now living in Taiwan, visited us and experienced the difference between the chaos of Taipei and the orderliness of Tokyo and Scott made the long journey from California.</text:p>
      <text:p text:style-name="Standard"/>
      <text:p text:style-name="Standard">We were delighted to add our first Grandchild, (Joshua) and Jacqueline decided to leave Tokyo for Orange<text:s/>County to be around for the birth, I arrived a few days after the event, to be met at John Wayne Airport <text:s/>by Jacqui, Laura and Joshua - a happy day !</text:p>
      <text:p text:style-name="Standard"/>
      <text:p text:style-name="Standard">Arakawa San (the President) was forced out and my time in Japan came to an end and we returned to California to a townhouse we’d bought as an investment some years before, we’d been away for best part of 6 years and were pleased to return to living in a house with nobody living above or below us. <text:s/></text:p>
      <text:p text:style-name="Standard"/>
      <text:p text:style-name="Standard">BONNY was under “house arrest” for a period after she returned to California under the watchful eyes of the County animal control.</text:p>
      <text:p text:style-name="Standard"/>
      <text:soft-page-break/>
      <text:p text:style-name="Standard">Isabel was born making the family complete for Dale and Laura and they too kept moving up the housing market.</text:p>
      <text:p text:style-name="Standard"/>
      <text:p text:style-name="Standard">Scott married his long time girlfriend Corinne and we welcomed a 2cnd Granddaughter (Shyla), we were establishing a family presence in our adopted country!</text:p>
      <text:p text:style-name="Standard"/>
      <text:p text:style-name="Standard">We discovered we had to live in the Santa Anita house for two years before we could sell (tax requirements) and so we moved again and rented out the townhouse. It was a sad time that year as Jacqui‘s Dad was hospitalized and subsequently died, I met Jacqui in London’s Heathrow (I was on business in Europe) to attend.</text:p>
      <text:p text:style-name="Standard"/>
      <text:p text:style-name="Standard">Jacqui on her return to Orange County picked where she left off and began to deliver Meals on Wheels and before long was persuaded to oversee this important service to the community as Manager.</text:p>
      <text:p text:style-name="Standard"/>
      <text:p text:style-name="Standard">I was out of my comfort zone in the Head Office in the atmosphere of a newly directed “dog eat dog” culture of a reconstituted Beckman , no longer was I dealing with customers and employees and my lack of formal education proved to be my downfall , I was given a product line to oversee in Sales and Marketing and to have the Sales and Marketing input for product under development. <text:s/></text:p>
      <text:p text:style-name="Standard">The new product didn‘t make it out of development (engineering problems) and I was looking for a job in my early 50‘s in a difficult economy. The lack of a formal American education now really worked against me, with the “Old Beckman” your ability to do the job was a necessary <text:s/>qualification, but the new “suits” organization didn‘t seem to set much store by past achievements and relied on a University background.</text:p>
      <text:p text:style-name="Standard"/>
      <text:p text:style-name="Standard">After a fruitless search for a new job, the possibility of going into business on our own began to form and after looking at the options, a franchise seemed to be the most attractive, a Sign shop had a lot of the requirements namely:- <text:s/>5 <text:s/>Day Week : 9AM to 5 PM <text:s/>(theoretically) : clean environment : Technical Content : Customer contact : Sales &amp; Marketing : Business to Business : Community based and so we opened a FASTSIGNS franchise.</text:p>
      <text:p text:style-name="Standard"/>
      <text:p text:style-name="Standard">It was tough sledding that first year, building a customer base from zero in a community in which you are not known is not easy, all the while the costs exceed the income and sleepless nights come with the<text:s/>territory.</text:p>
      <text:p text:style-name="Standard">Jacqueline left MOW and came to work full time at Fastsigns to help the Business grow, Customer service, timeliness, quality and perceived value were our watchwords and slowly the business grew and we became known as the SIGNGUYS in the community and life became easier.</text:p>
      <text:p text:style-name="Standard"/>
      <text:p text:style-name="Standard">Fastsigns had an annual conference in a different city each year and Memphis was the choice we most enjoyed with a visit to Graceland and the ducks at the Peabody Hotel adding to visit.</text:p>
      <text:p text:style-name="Standard"/>
      <text:p text:style-name="Standard">If lucky and heart attack can possibly be in the same sentence then this is it! I was taking a treadmill test (after chest pains) in the Kaiser facility on Lakeview when I had an attack, I was rushed to the ER and given the medications to limit the damage, the next day a trip to the Kaiser Hollywood facility and two stents fitted to unblock the arteries on the day before Christmas Eve.</text:p>
      <text:p text:style-name="Standard"/>
      <text:soft-page-break/>
      <text:p text:style-name="Standard">I returned to Fastsigns fairly quickly, no worse for wear except for an array of medications morning and evening and a realization that I was not indestructible.</text:p>
      <text:p text:style-name="Standard"/>
      <text:p text:style-name="Standard">The heart problems weren‘t over, one of the stents began to block and a short lived medical procedure using radiation sent me to Hollywood Kaiser again, the procedure didn‘t work and another stent solved the problem.</text:p>
      <text:p text:style-name="Standard"/>
      <text:p text:style-name="Standard">I was now OK, but Jacqui detected a<text:s/>lump in her breast, went to the Hospital, the biopsy was positive and surgery (lumpectomy) followed by chemotherapy followed by radiation and medication, eliminated the cancer, we avoided another bullet! though it took a while to recover from the surgery<text:s/>and the subsequent treatments and the medications are not without effects.</text:p>
      <text:p text:style-name="Standard"/>
      <text:p text:style-name="Standard">My Dad died in hospital of an inoperable stomach cancer, I visited him a couple of times and as he said “this is a heck of a way to die” when not even a glass of beer would stay down, and he liked a glass or two all his life.</text:p>
      <text:p text:style-name="Standard">The family home in Acton St. was sold and mum moved to a single level flat in a complex with a warden keeping a watchful eye. This happened while my Dad was in Hospital and I don‘t believe he ever knew the move<text:s/>was made.</text:p>
      <text:p text:style-name="Standard"/>
      <text:p text:style-name="Standard">Laura and I made the journey to England for my Mum’s 90<text:span text:style-name="T72">th</text:span><text:s/>birthday and were present at a great day, my</text:p>
      <text:p text:style-name="Standard">Mum didn‘t recognize Laura at first, but photographs and lengthy conversations clarified things.</text:p>
      <text:p text:style-name="Standard">We (Laura, Mum. and I) were tourists on Teesside and visited the North Yorkshire Moors and Seaside villages<text:s/><text:soft-page-break/>and towns, the 10 Days or so passed quickly and I never saw my Mum again, she passed away at the age of 93.</text:p>
      <text:p text:style-name="Standard"/>
      <text:p text:style-name="Standard">Scott and Corrine were divorced in an amicable way Shyla began sharing her time between two parents and all that entails.</text:p>
      <text:p text:style-name="Standard"><text:s/></text:p>
      <text:p text:style-name="Standard">Scott married Marie and we gained two step grandchildren to add to the three regular grandkids we already have.</text:p>
      <text:p text:style-name="Standard"/>
      <text:p text:style-name="Standard">Jacqui‘s Mum was diagnosed as having Dementia and moved in with Jacqui‘s brother and he and Marie looked after her until she went into care. The dementia got worse and ultimately claimed her life.</text:p>
      <text:p text:style-name="Standard"/>
      <text:p text:style-name="Standard">We continued to grow the FASTSIGNS business and in doing so became better known in the Brea community (<text:span text:style-name="T73">the customer base usually was composed of a clientele wi</text:span><text:span text:style-name="T74">thin a five mile radius</text:span>) unless, as with State Farm Insurance, filling a need locally turned into a nationwide account, with something most days.</text:p>
      <text:p text:style-name="Standard"/>
      <text:p text:style-name="Standard">We didn‘t spend time talking about retirement, but I was 66+ with a repaired heart, and Jacqui who had had surgery, chemotherapy and radiation was ready to quit and then as if by magic, Lance &amp; Cindy made an offer to buy.</text:p>
      <text:p text:style-name="Standard"/>
      <text:p text:style-name="Standard">Fastsigns in Dallas sent prospective franchisees in the immediate area to spend a day to get familiar with a successful store.</text:p>
      <text:p text:style-name="Standard"/>
      <text:p text:style-name="Standard">Lance and Cindy came looked around, and some months later asked if we were thinking of selling, the quick<text:s/><text:soft-page-break/>answer was NO! <text:s/>a few weeks past, the same question, and this time our reply was MAYBE! I think it took 6 months for the query to come full circle to a sale, I helped with the transition a day a week basis for 6 months and</text:p>
      <text:p text:style-name="Standard"/>
      <text:p text:style-name="Standard">Retirement was now a reality and the daily rhythm of my life changed, for more than 40yrs I had been tied to a budget, setting Annual, Monthly and weekly Budgets by regions, areas, countries and<text:s/>companies and be ready to answer for the performance against those numbers.</text:p>
      <text:p text:style-name="Standard"/>
      <text:p text:style-name="Standard"><text:s/>We had been guests of the United States for more than 20 years and any ties to the UK had disappeared with the passing of our parents, we decided to become USA citizens and at a<text:s/>very moving ceremony at the LA Convention Center (with more than 2000 others) we changed nationality</text:p>
      <text:p text:style-name="Standard"/>
      <text:p text:style-name="Standard"/>
      <text:p text:style-name="Standard">Retirement <text:s text:c="2"/>Early 2008</text:p>
      <text:p text:style-name="Standard"/>
      <text:p text:style-name="Textbody">I now want to write a little about retirement, I hadn‘t given a lot of thought to retiring, but somebody offered to purchase<text:s/>the business and the agreed price was fair.</text:p>
      <text:p text:style-name="Textbody">I was 66 with a repaired heart and Jacqui had survived breast cancer, it was time to go.</text:p>
      <text:p text:style-name="Textbody">I was at the transition of employment in the workplace when I started in the workplace lifetime employment was the norm and<text:s/>within 40years you had to expect to have change forced on you and nobody could assume they had a job for life and loyalty went out of the window.</text:p>
      <text:p text:style-name="Textbody">We had enjoyed life in the Condo when we were both working, it was fine for the two of us, we are good<text:s/><text:soft-page-break/>friends and get along well, and with the Home Owners Association having responsibility for all of the outside repairs, the pool and gardens it suited us and we decided to stay.</text:p>
      <text:p text:style-name="Textbody">An upgrade started and the popcorn ceilings were the first things to be changed followed in quick order by the kitchen modernization, blinds, wooden floors, new inside doors, a tile patio, new bedroom cupboard doors, new windows throughout had been part of an earlier project.</text:p>
      <text:p text:style-name="Textbody">At first I had to come to terms with having no daily pressure and no calendar driven deadlines and I had to <text:s/>find something to fill the time and the first thought was to see more of my adopted country and at the same time catch up on history and it‘s politics.</text:p>
      <text:p text:style-name="Textbody">I had been aware of a group of people who met each morning<text:s/>for coffee at the local coffee shop, I introduced myself and asked if I could join them. I was made welcome and it had <text:s/>been started with teachers from a local junior school who had been meeting for years at lunchtime and kept it up after retirement, I had found a group of interesting, lively people to meet each morning. Of course it has it‘s own problems, as age begins to take it‘s toll.</text:p>
      <text:p text:style-name="Textbody">We had no need for a work truck and it was traded in for a Toyota RAV 4 which was an ideal vehicle for our future travel plans.</text:p>
      <text:p text:style-name="Textbody">We began to go to the movies again and visit the places of interest in Southern California<text:s/><text:span text:style-name="T75">(The Regan and Nixon and Huntington Libraries and various Botanical gardens)</text:span></text:p>
      <text:p text:style-name="P76"/>
      <text:soft-page-break/>
      <text:h text:style-name="Heading2" text:outline-level="2">Our first trip in 2008</text:h>
      <text:p text:style-name="Textbody">Our first trip was to the National Parks of which we had seen tempting pictures and heard stories and were not to far away. We bought a GPS to guide us and visited the local AAA for maps and guidebooks and planned a loop which would take us via Las Vegas to Bryce Canyon, Zion National Park, North Rim Grand Canyon, Lake Powell and Sedona.</text:p>
      <text:p text:style-name="Textbody">Starting in Las Vegas, which we hadn‘t visited for more than 20 yrs, came as a surprise, what had been an overgrown town in the desert had changed into a city with cranes everywhere and a pseudo world, we didn‘t stay long and<text:s/>certainly won’t rush back.</text:p>
      <text:p text:style-name="Textbody">Bryce Canyon was all we expected and more, we stayed at a hotel in St George a small Mormon town in Utah about an hours drive to Bryce, and as luck would have it the local astronomy society was having their once a year stargazing<text:s/>night for the public in the Canyon. Many telescopes were set up on some flat ground were aimed at specific stars or planets and of course the inky blackness of the night brought the stars near enough to apparently touch, I had never seen the rings of Saturn, other than in National Geographic. But there they were –smaller but clear. <text:s/></text:p>
      <text:p text:style-name="Textbody">Vistas followed Vistas with the visit to Zion and then on to the “other” rim of the Grand Canyon, we had visited the South Rim with all the tourists with cameras jostling for<text:s/>a “better view”.</text:p>
      <text:p text:style-name="Textbody">The north Rim is a days drive (there and back) from the main road and worth every mile, it‘s unspoiled and no (or few) people, and sitting in the deep leather chairs in the lodge overlooking the canyon and listening to the Ranger explain about the condor recovery program<text:s/><text:soft-page-break/>added to the whole happy experience. We spent the day at Lake Powell, at and on the lake with the boat heading up the canyons until the walls were towering above and almost touching the sides.</text:p>
      <text:p text:style-name="Textbody">Sedona has beautiful red rocks and is truly a town worth visiting but it is turning into a tourist trap with sidewalk barkers touting the Hotel attractions and prices “for today only”.</text:p>
      <text:p text:style-name="Textbody">We returned home well pleased with the RAV, lots of pictures and an appreciation of the National Parks.</text:p>
      <text:h text:style-name="Heading2" text:outline-level="2">The second trip in 2008 was to Washington DC</text:h>
      <text:p text:style-name="Textbody">I saw a package on Expedia which included a Jet Blue return flight and a week’s stay at the Mandarin Oriental Hotel, just a couple of blocks from the Mall, at a very reasonable price. I wrote to our local Congressman who arranged a tour of the Capitol building and the White House. The Capital tour was conducted by the Congressman’s charming intern who made sure we saw everything; we even managed a ride on the little train that takes the Senators and Representatives from their offices to the House.</text:p>
      <text:p text:style-name="Textbody">We visited most of the museums on the mall including The Smithsonian, Air and Space. Natural History, various art Museums, we looked out from the top of the Washington monument and stood alongside Lincoln and looked<text:s/>down the Mall and to the Capitol Building in the distance, bought a pass for the metro, visited Starbucks each morning, eat in the staff cafeterias and walked and walked! Our first visit was to the Library of Congress, with its George Washington collection and a vast collection of printed word, it was here we dined in the staff canteen, and the tax payer’s money was being well spent.</text:p>
      <text:soft-page-break/>
      <text:p text:style-name="Textbody">We got tickets for the National Orchestra at the Kennedy Center (much earlier in advance by e-mail) and got dressed up for<text:s/>the occasion. The program was music from the movies, not as you might think, music from Star Wars rather the use of established classic pieces in a selection of well known movies, accompanied by an overhead projector show.</text:p>
      <text:p text:style-name="Textbody">A combination of trains and bus brought us to George Washington’s home at Mount Vernon, and we sat on the terrace in front of the house overlooking the Potomac and began to understand why George was pleased to be home with Martha. The house had started life as a modest four room house and<text:s/>had grown to a good size farmhouse with outbuildings, including slave quarters, and kitchen gardens. We visited Arlington and paid respects to the Kennedy’s and the many other brave men who over the years had died to make the country a better place. <text:s/></text:p>
      <text:p text:style-name="Textbody">Washington DC has the memories of the conflicts from 1776 onwards, Vietnam, Korean. WW2 memorials, the Holocaust Museum (a truly frightening place), Pentagon memorial to the 9/11 attack, we walked Georgetown on a rainy day with the benefit of a guide book and<text:s/>viewed the homes of the influential people. <text:s text:c="2"/>The guide book gave recommendations for restaurants which we followed, and found their descriptions to be accurate and the food to be good.</text:p>
      <text:p text:style-name="Standard"/>
      <text:h text:style-name="Heading2" text:outline-level="2">Vacation 2009</text:h>
      <text:p text:style-name="Textbody">Our 2009 travel plans had developed over the winter to a 4000 mile journey to Canada and back and included Salt Lake City, Jackson Hole, Grand Tetons, Yellowstone &amp; Old Faithful, Great Falls and Butte Montana. Glacier<text:s/><text:soft-page-break/>National Park, visit with Kay &amp; John in BC, visit with Tom &amp; Gloria in Oregon, stop by Peter and Madeleine and then Lake Tahoe and route 395 home.</text:p>
      <text:p text:style-name="Textbody">We picked late June before the schools were out and the Hotels were heavily booked and the visitor sites were overrun by families with children, we found it worked in Washington DC. Our first night<text:s/>was in St George Utah a small Mormon town just in Utah (we bypassed Vegas – not our favorite place - and no longer inexpensive)</text:p>
      <text:p text:style-name="Textbody">Our next stop was Salt Lake City and learned a little about the Mormons, sat through the John Smith story and met the people who<text:s/>were acting as guides for the Tabernacle and the museums” the locals seemed like people of another generation and the overseas people were unlike any people I’d met in America.</text:p>
      <text:p text:style-name="Textbody">After the religious experience we headed for Jackson Hole and although the ski<text:s/>season was over there was still plenty of snow visible and we did stay in a Ski lodge, we were not far from the Grand Tetons which were covered with cloud in the morning but cleared in the afternoon sufficient to see the magnificence of the Mountains, we<text:s/>enjoyed the time in Jackson Hole, but two days is about right.</text:p>
      <text:p text:style-name="Textbody">Old Faithful (a must) was the next stop in Yellowstone Park (as it was with lots of visitors) and the whole of Yellowstone is a massive center of volcanic activity with a caldera miles across with steam vents and bubbling hot water and mud, the whole area could take days (weeks) to see but we moved onto Glacier National Park expecting to travel the “Road to the Sun” which unfortunately was still closed (the ranger talked of 70ft of snow). We stopped on the Continental Divide (the place were water runs East and West of the Mountains,<text:s/><text:soft-page-break/>and we were crossing the route of the Lewis and Clarke Expedition, our next stop was at Great Falls Montana where the Expedition experienced a big challenge – though<text:s/>the name Great Falls is a misnomer in terms of height - they were enough to have the expedition to carry the boats (porterage) about 18miles over some difficult terrain.</text:p>
      <text:p text:style-name="Textbody">The Lewis and Clarke center explained in great detail the journey and the challenges they faced with help from Sacagawea, the local Indians and the trappers both English and French who worked out of Canada.</text:p>
      <text:p text:style-name="Textbody">Entering Canada sooner and more Easterly than we planned, at least let us see the beauty of this part of British Columbia and the GPS<text:s/>(which we were ambivalent about, with its nagging voice) led us to the front door of Kay‘s home in Osoyoos which is situated in B.C.s fruit belt (I didn‘t know cherries grew on trees, I thought it was a bush fruit) by Lake Osoyoos,</text:p>
      <text:p text:style-name="Textbody">We hadn‘t seen Kay for more than 30 years although we knew that Les had died and she had remarried to John, we picked up where we left off and the two days passed ever so quickly.</text:p>
      <text:p text:style-name="Textbody">Picking up the Lewis and Clarke route again we traveled along the Columbia River gorge which brought<text:s/>them ever closer to the Pacific. We turned south in Oregon to visit Tom &amp; Gloria who were welcoming neighbors when we first arrived in the USA, and have a gorgeous house on the top of a hill overlooking a valley in Roseburg, with spectacular sunsets, Tom<text:s/>has ceased his airplane building but has yet to sell the latest project. After a couple of days we continued our journey, heading for home via Lake Tahoe, we stopped and had lunch with Peter Simmons &amp; Madeleine, it‘s as well Peter has<text:s/><text:soft-page-break/>Madeleine as his health is not good and he needs her support, the “facility” in which they live felt “institutional” and I was pleased to head for the blue waters of Lake Tahoe.</text:p>
      <text:p text:style-name="Textbody">The hotel we chose was in South Tahoe in California close to the California, Nevada border and the<text:s/>Nevada side seems to be in danger of being “Las Vegased” we stayed away from the gambling and enjoyed the beauty of the lake and its surroundings.</text:p>
      <text:p text:style-name="Textbody">Route 395 was the way home and it was fine until we hit the inhospitable Mojave Desert (passing the Manzanar<text:s/>turn off where the Japanese Americans were incarcerated in WW2)</text:p>
      <text:p text:style-name="Textbody">4000 + miles later, the vacation was over and we had seen the beauty of the National Parks, met old friends, put places in their historical context and generally had an experience to remember.</text:p>
      <text:p text:style-name="Textbody">I suspected all was not well with my heart (it felt as before with clogged arteries) sure enough an angiogram in the Emergency room they found a 95% occlusion in circumflex artery, angioplasty the next day - another stent (the 4<text:span text:style-name="T77">th</text:span>) in Sept 2009 and I had<text:s/>dodged the bullet again</text:p>
      <text:h text:style-name="Heading1" text:outline-level="1">SUSPENDED NOVEMBER 2009</text:h>
      <text:p text:style-name="Standard"/>
      <text:p text:style-name="Standard"/>
      <text:p text:style-name="Standard"/>
      <text:p text:style-name="Standard"/>
      <text:soft-page-break/>
      <text:h text:style-name="Heading2" text:outline-level="2">Started again Jan 2010</text:h>
      <text:h text:style-name="Heading2" text:outline-level="2">Earthquakes</text:h>
      <text:p text:style-name="Textbody">Living in England, the knowledge of earthquakes was limited to geography classes at school and newspapers / TV and Movietone News at the cinema, until the move to California, when the reality of the tremors was a fairly regular occurrence and the move to Tokyo added to the frequency of the shakes. (I had read somewhere, that the region of Japan on which Tokyo sits experiences 1000 tremors per day, although I must say I<text:s/>was not aware of the constant shaking, only an occasional jolt). The Northridge and Whittier shakes certainly were felt and the damage of those shakes and the San Francisco shake gave a clear indication of the power of the plate movement.</text:p>
      <text:h text:style-name="Heading2" text:outline-level="2">Food</text:h>
      <text:p text:style-name="Textbody">I was brought up in a home where the food was plain, simple and inexpensive (Rice was a desert as in “rice pudding’) and it wasn‘t until I was older that “eating out” began to open my eyes to foods from other countries and I can remember the first Chinese Restaurant opening in my home town and being shocked by “Chow Mien”.</text:p>
      <text:p text:style-name="Textbody">My World travels exposed me to many cultures food, most of which I enjoyed, some of which I just couldn’t bring myself to try. (puppy dogs in Taipei, sea slugs in Hong Kong and fermented Tofu in Beijing.) Japanese cuisine was an acquired taste, but you could get by on ramen in it‘s various presentations and the Japanese version of curry.</text:p>
      <text:p text:style-name="Standard"/>
      <text:p text:style-name="Textbody">I added to my stents (now 5) in a simple quick procedure in February 2010, I should be good for 10years at least</text:p>
      <text:soft-page-break/>
      <text:p text:style-name="Textbody">The senior year class of the Middlesbrough Technical School is organizing a reunion in May of 2010 (some 50+ years after we graduated) of the 32 class members some have passed on, only two live outside the UK- David Lynas <text:s/>(in Australia ) and me, the organizers even found the “Form Master” (Alan Mentz) who is expected to attend.</text:p>
      <text:p text:style-name="Standard"/>
      <text:p text:style-name="Textbody">Vacations 2010 May</text:p>
      <text:p text:style-name="BodyTextFirstIndent2">2600 Driving Miles</text:p>
      <text:p text:style-name="Textbody">At this time I was diagnosed with osteoarthritis of the knee (right) and a cortisone injection only lasted weeks and the problem returned and<text:s/>was only relieved with <text:s/>a course of pills.</text:p>
      <text:p text:style-name="Textbody"><text:s text:c="8"/>We left to see New Mexico with an idea of a route, but no reservations, the tourists weren‘t about yet and reservations were easy.</text:p>
      <text:p text:style-name="P78"><text:s text:c="7"/>Phoenix</text:p>
      <text:p text:style-name="List">Botanical Gardens</text:p>
      <text:p text:style-name="Standard"/>
      <text:p text:style-name="List">Flagstaff</text:p>
      <text:p text:style-name="List">Grand Canyon South Rim</text:p>
      <text:p text:style-name="Standard"/>
      <text:p text:style-name="List">Winslow</text:p>
      <text:p text:style-name="List">Meteor Crater</text:p>
      <text:p text:style-name="List">“Standing on the Corner” in Winslow Arizona</text:p>
      <text:p text:style-name="List">Railway Hotel restored</text:p>
      <text:p text:style-name="Standard"/>
      <text:p text:style-name="List">Albuquerque</text:p>
      <text:p text:style-name="List">Sandia Aerial Tram</text:p>
      <text:p text:style-name="List">Balloon Museum</text:p>
      <text:p text:style-name="List">Bandelier discovered Indians dwellings in the rock</text:p>
      <text:p text:style-name="Standard"/>
      <text:soft-page-break/>
      <text:p text:style-name="List">Santa Fe</text:p>
      <text:p text:style-name="List">Governors Palace</text:p>
      <text:p text:style-name="List">Old Town</text:p>
      <text:p text:style-name="List">Cathedral &amp; Church</text:p>
      <text:p text:style-name="List">Georgia O’Keefe Museum</text:p>
      <text:p text:style-name="Standard"/>
      <text:h text:style-name="Heading2" text:outline-level="2">Taos</text:h>
      <text:p text:style-name="Textbody">Pueblo de Taos multistoried Indian dwellings</text:p>
      <text:p text:style-name="Textbody"><text:s/>Old Town</text:p>
      <text:p text:style-name="List">Las Cruces</text:p>
      <text:p text:style-name="List">Los Alamos</text:p>
      <text:p text:style-name="List">White Sands Missile site</text:p>
      <text:p text:style-name="List"/>
      <text:p text:style-name="List">Tombstone <text:s text:c="2"/>Gunfight at the OK Corral <text:s/></text:p>
      <text:p text:style-name="List">Boot Hill</text:p>
      <text:p text:style-name="P79">ill</text:p>
      <text:p text:style-name="Textbody">Botanical Garden</text:p>
      <text:p text:style-name="List">Phoenix</text:p>
      <text:p text:style-name="List">Home</text:p>
      <text:p text:style-name="Textbody">There was snow on the mountains and in shady hollows and<text:s/>it was cold at the mile high places of Santa Fe and Taos. The bad knee was more trouble than I had anticipated and restricted the walking fortunately most places were small and seeing New Mexico was not a problem.</text:p>
      <text:h text:style-name="Heading3" text:outline-level="3">Music/Concert Halls/Theatre</text:h>
      <text:p text:style-name="List">Royal Albert<text:s/>Hall London</text:p>
      <text:p text:style-name="List">Suntory Hall Tokyo</text:p>
      <text:p text:style-name="Standard">Disney Concert Hall <text:s text:c="3"/>Los Angeles</text:p>
      <text:p text:style-name="Standard">Kennedy Concert Hall <text:s text:c="2"/>Washington DC</text:p>
      <text:p text:style-name="Standard">Concert Hall <text:s text:c="4"/>Hong Kong</text:p>
      <text:p text:style-name="Standard">Philadelphia <text:s text:c="2"/>Verizon Hall</text:p>
      <text:p text:style-name="Textbody">OC Performing Arts Costa Mesa</text:p>
      <text:p text:style-name="Textbody"/>
      <text:p text:style-name="Textbody"/>
      <text:h text:style-name="Heading2" text:outline-level="2">Homes/Countries</text:h>
      <text:p text:style-name="List">1 Byelands St Middlesbrough</text:p>
      <text:p text:style-name="List">90 Chestnut Drive Marton</text:p>
      <text:p text:style-name="List">11 Eastfield Drive Solihull</text:p>
      <text:p text:style-name="List">4 Fydell Court St Neots</text:p>
      <text:p text:style-name="Standard">Arturo Soria Madrid <text:s text:c="2"/>Spain</text:p>
      <text:p text:style-name="Standard">Arturo Soria Madrid <text:s text:c="2"/>Spain</text:p>
      <text:p text:style-name="List">4 Fydell Court St Neots</text:p>
      <text:p text:style-name="List">2007 Santa Anita Placentia CA</text:p>
      <text:p text:style-name="Standard">Victoria Hotel <text:s text:c="3"/>Hong Kong</text:p>
      <text:p text:style-name="Standard">Robinson Rd Mid Levels <text:s text:c="2"/>Hong Kong</text:p>
      <text:p text:style-name="Standard">Robinson Rd Mid Levels <text:s text:c="2"/>Hong Kong</text:p>
      <text:p text:style-name="Standard">Nishi Azabu Tokyo <text:s text:c="3"/>Japan</text:p>
      <text:p text:style-name="List">3120 E Palm Drive Fullerton CA</text:p>
      <text:p text:style-name="List">2007 Santa Anita Placentia CA</text:p>
      <text:p text:style-name="List">3120 E Palm Drive Fullerton CA</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 text:c="6"/></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Eras Demi ITC" svg:font-family="Eras Demi ITC" style:font-family-generic="swiss" style:font-pitch="variable" svg:panose-1="2 11 8 5 3 5 4 2 8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complex="Arial" fo:font-weight="bold" style:font-weight-asian="bold" style:font-weight-complex="bold" fo:hyphenate="false"/>
    </style:style>
    <style:style style:name="Heading2" style:display-name="Heading 2" style:family="paragraph" style:parent-style-name="Standard" style:next-style-name="Standard"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Eras Demi ITC" style:font-name-asian="Times New Roman" style:font-name-complex="Times New Roman" fo:font-size="16pt" style:font-size-asian="16pt" style:font-size-complex="16pt"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Standard">
      <style:paragraph-properties fo:margin-left="0.25in" fo:text-indent="-0.25in">
        <style:tab-stops/>
      </style:paragraph-properties>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CommentText" style:display-name="Comment Text" style:family="paragraph" style:parent-style-name="Standard">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DocumentMap" style:display-name="Document Map" style:family="paragraph" style:parent-style-name="Standard">
      <style:paragraph-properties fo:background-color="#000080"/>
      <style:text-properties style:font-name="Tahoma" style:font-name-complex="Tahoma" fo:font-size="10pt" style:font-size-asian="10pt" style:font-size-complex="10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extbodyindent" style:display-name="Text body indent" style:family="paragraph" style:parent-style-name="Standard">
      <style:paragraph-properties fo:margin-bottom="0.0833in" fo:margin-left="0.25in">
        <style:tab-stops/>
      </style:paragraph-properties>
      <style:text-properties fo:hyphenate="false"/>
    </style:style>
    <style:style style:name="BodyTextFirstIndent2" style:display-name="Body Text First Indent 2" style:family="paragraph" style:parent-style-name="Textbodyindent">
      <style:paragraph-properties fo:text-indent="0.1458in"/>
      <style:text-properties fo:hyphenate="false"/>
    </style:style>
    <style:style style:name="Framecontents" style:display-name="Frame contents"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WW8Num5z0" style:display-name="WW8Num5z0" style:family="text">
      <style:text-properties style:font-name="Symbol"/>
    </style:style>
    <style:style style:name="WW8Num6z0" style:display-name="WW8Num6z0" style:family="text">
      <style:text-properties style:font-name="Symbol"/>
    </style:style>
    <style:style style:name="WW8Num7z0" style:display-name="WW8Num7z0" style:family="text">
      <style:text-properties style:font-name="Symbol"/>
    </style:style>
    <style:style style:name="WW8Num8z0" style:display-name="WW8Num8z0" style:family="text">
      <style:text-properties style:font-name="Symbol"/>
    </style:style>
    <style:style style:name="WW8Num10z0" style:display-name="WW8Num10z0" style:family="text">
      <style:text-properties style:font-name="Symbol"/>
    </style:style>
    <style:style style:name="CommentReference" style:display-name="Comment Reference" style:family="text" style:parent-style-name="DefaultParagraphFont">
      <style:text-properties fo:font-size="8pt" style:font-size-asian="8pt" style:font-size-complex="8pt"/>
    </style:style>
    <style:style style:name="PageNumber" style:display-name="Page Number" style:family="text" style:parent-style-name="DefaultParagraphFont"/>
    <text:list-style style:name="WW8Num1" style:display-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 style:display-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 style:display-name="WW8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 style:display-name="WW8Num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5LVL1" style:family="text">
      <style:text-properties style:font-name="Symbol"/>
    </style:style>
    <text:list-style style:name="WW8Num5" style:display-name="WW8Num5">
      <text:list-level-style-bullet text:level="1" text:style-name="WW_CharLFO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6LVL1" style:family="text">
      <style:text-properties style:font-name="Symbol"/>
    </style:style>
    <text:list-style style:name="WW8Num6" style:display-name="WW8Num6">
      <text:list-level-style-bullet text:level="1" text:style-name="WW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7LVL1" style:family="text">
      <style:text-properties style:font-name="Symbol"/>
    </style:style>
    <text:list-style style:name="WW8Num7" style:display-name="WW8Num7">
      <text:list-level-style-bullet text:level="1" text:style-name="WW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8LVL1" style:family="text">
      <style:text-properties style:font-name="Symbol"/>
    </style:style>
    <text:list-style style:name="WW8Num8" style:display-name="WW8Num8">
      <text:list-level-style-bullet text:level="1" text:style-name="WW_CharLFO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9" style:display-name="WW8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0LVL1" style:family="text">
      <style:text-properties style:font-name="Symbol"/>
    </style:style>
    <text:list-style style:name="WW8Num10" style:display-name="WW8Num10">
      <text:list-level-style-bullet text:level="1" text:style-name="WW_CharLFO10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language="en" fo:country="GB" style:language-asian="en" style:country-asian="GB"/>
    </style:style>
    <style:style style:family="graphic" style:name="a0" style:parent-style-name="Graphics">
      <style:graphic-properties fo:wrap-option="no-wrap" fo:border="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Footer"><text:span text:style-name="T2"><draw:frame draw:z-index="251659264" draw:id="id0" draw:style-name="a0" draw:name="Frame1" text:anchor-type="paragraph" svg:x="0in" svg:y="0.00079in" svg:width="0.13611in" svg:height="0.25556in" style:rel-width="scale" style:rel-height="scale"><draw:text-box><text:p text:style-name="Footer"><text:span text:style-name="PageNumber"><text:page-number text:fixed="false">1</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David Coley    Born June 3rd 1941</dc:title>
    <meta:initial-creator>Owner</meta:initial-creator>
    <dc:creator>Mullett</dc:creator>
    <meta:creation-date>2011-10-25T14:31:00Z</meta:creation-date>
    <dc:date>2011-10-25T14:31:00Z</dc:date>
    <meta:template xlink:href="Normal" xlink:type="simple"/>
    <meta:editing-cycles>2</meta:editing-cycles>
    <meta:editing-duration>PT0S</meta:editing-duration>
    <meta:user-defined meta:name="Info 1"/>
    <meta:user-defined meta:name="Info 2"/>
    <meta:user-defined meta:name="Info 3"/>
    <meta:user-defined meta:name="Info 4"/>
    <meta:document-statistic meta:page-count="60" meta:paragraph-count="180" meta:word-count="13504" meta:character-count="90301" meta:row-count="641" meta:non-whitespace-character-count="76977"/>
  </office:meta>
</office:document-meta>
</file>